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678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2.8193in"/>
    </style:style>
    <style:style style:name="co11" style:family="table-column">
      <style:table-column-properties fo:break-before="auto" style:column-width="1.711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5898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2.1244in" fo:break-before="auto" style:use-optimal-row-height="false"/>
    </style:style>
    <style:style style:name="ro6" style:family="table-row">
      <style:table-row-properties style:row-height="3.6791in" fo:break-before="auto" style:use-optimal-row-height="false"/>
    </style:style>
    <style:style style:name="ro7" style:family="table-row">
      <style:table-row-properties style:row-height="3.5965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2.0417in" fo:break-before="auto" style:use-optimal-row-height="true"/>
    </style:style>
    <style:style style:name="ro11" style:family="table-row">
      <style:table-row-properties style:row-height="2.9535in" fo:break-before="auto" style:use-optimal-row-height="false"/>
    </style:style>
    <style:style style:name="ro12" style:family="table-row">
      <style:table-row-properties style:row-height="2.6945in" fo:break-before="auto" style:use-optimal-row-height="false"/>
    </style:style>
    <style:style style:name="ro13" style:family="table-row">
      <style:table-row-properties style:row-height="3.0055in" fo:break-before="auto" style:use-optimal-row-height="false"/>
    </style:style>
    <style:style style:name="ro14" style:family="table-row">
      <style:table-row-properties style:row-height="3.078in" fo:break-before="auto" style:use-optimal-row-height="false"/>
    </style:style>
    <style:style style:name="ro15" style:family="table-row">
      <style:table-row-properties style:row-height="3.9071in" fo:break-before="auto" style:use-optimal-row-height="true"/>
    </style:style>
    <style:style style:name="ro16" style:family="table-row">
      <style:table-row-properties style:row-height="2.0728in" fo:break-before="auto" style:use-optimal-row-height="fals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1.8134in" fo:break-before="auto" style:use-optimal-row-height="false"/>
    </style:style>
    <style:style style:name="ro22" style:family="table-row">
      <style:table-row-properties style:row-height="2.9327in" fo:break-before="auto" style:use-optimal-row-height="false"/>
    </style:style>
    <style:style style:name="ro23" style:family="table-row">
      <style:table-row-properties style:row-height="2.2693in" fo:break-before="auto" style:use-optimal-row-height="false"/>
    </style:style>
    <style:style style:name="ro24" style:family="table-row">
      <style:table-row-properties style:row-height="1.6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normal" style:font-name-complex="Tahoma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normal" style:font-name-complex="Tahoma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normal" style:font-name-complex="Tahoma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normal" style:font-name-complex="Tahoma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4" style:family="table-cell" style:parent-style-name="Default">
      <style:table-cell-properties fo:wrap-option="wrap" fo:border="0.0008in solid #000000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"/>
    </style:style>
    <style:style style:name="T8" style:family="text">
      <style:text-properties style:font-name="Arial" fo:font-weight="bold" style:font-name-asian="Lucida Sans Unicode" style:font-weight-asian="bold" style:font-name-complex="Tahoma" style:font-weight-complex="bold"/>
    </style:style>
    <style:style style:name="T9" style:family="text">
      <style:text-properties style:font-name="Arial" fo:font-weight="bold" style:font-name-asian="Lucida Sans Unicode" style:font-name-complex="Tahoma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"/>
    </style:style>
    <style:style style:name="T17" style:family="text">
      <style:text-properties style:font-name="Arial" fo:font-weight="normal" style:font-name-asian="Lucida Sans Unicode" style:font-weight-asian="normal" style:font-name-complex="Tahoma" style:font-weight-complex="normal"/>
    </style:style>
    <style:style style:name="T18" style:family="text">
      <style:text-properties style:font-name="Arial" fo:font-weight="normal" style:font-name-asian="Lucida Sans Unicode" style:font-name-complex="Tahoma"/>
    </style:style>
    <style:style style:name="T19" style:family="text">
      <style:text-properties style:font-name="Arial" fo:font-weight="normal" style:font-name-asian="Lucida Sans Unicode" style:font-weight-asian="bold" style:font-name-complex="Tahoma" style:font-weight-complex="bold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2" style:family="text">
      <style:text-properties style:font-weight-asian="bold" style:font-weight-complex="bold"/>
    </style:style>
    <style:style style:name="T23" style:family="text">
      <style:text-properties fo:font-weight="bold" style:font-name-asian="Lucida Sans Unicode" style:font-weight-asian="bold" style:font-name-complex="Tahoma" style:font-weight-complex="bold"/>
    </style:style>
    <style:style style:name="T24" style:family="text">
      <style:text-properties fo:font-weight="normal" style:font-name-asian="Lucida Sans Unicode" style:font-name-complex="Tahoma"/>
    </style:style>
    <style:style style:name="T25" style:family="text">
      <style:text-properties fo:font-weight="normal" style:font-name-asian="Lucida Sans Unicode" style:font-weight-asian="normal" style:font-name-complex="Tahoma" style:font-weight-complex="normal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ECMS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Enterprise Content Management System 2.1 Sniff tests </text:p>
            <text:p><text:span text:style-name="T2">Total time: <text:s/></text:span></text:p>
            <text:p><text:span text:style-name="T2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Blocked</text:p>
          </table:table-cell>
          <table:table-cell table:style-name="ce10" table:formula="of:=COUNTIF([ECMS_SniffTests.$G$2:.$G$977]; &quot;Block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Failed</text:p>
          </table:table-cell>
          <table:table-cell table:style-name="ce10" table:formula="of:=COUNTIF([ECMS_SniffTests.$G$2:.$G$977]; &quot;Fail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/A</text:p>
          </table:table-cell>
          <table:table-cell table:style-name="ce10" table:formula="of:=COUNTIF([ECMS_SniffTests.$G$2:.$G$977]; &quot;N/A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otRun</text:p>
          </table:table-cell>
          <table:table-cell table:style-name="ce10" table:formula="of:=COUNTIF([ECMS_SniffTests.$G$2:.$G$977]; &quot;NotRun&quot;)" office:value-type="float" office:value="90">
            <text:p>9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Total test case</text:p>
          </table:table-cell>
          <table:table-cell table:style-name="ce11" table:formula="of:=SUM([.C17:.C20])" office:value-type="float" office:value="90">
            <text:p>90</text:p>
          </table:table-cell>
          <table:table-cell table:number-columns-repeated="4"/>
        </table:table-row>
      </table:table>
      <table:table table:name="ECMS_SniffTests" table:style-name="ta1" table:print="false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" table:number-columns-repeated="245" table:default-cell-style-name="ce17"/>
        <table:table-row table:style-name="ro3">
          <table:table-cell table:style-name="ce12" office:value-type="string">
            <text:p>Category</text:p>
          </table:table-cell>
          <table:table-cell table:style-name="ce18" office:value-type="string">
            <text:p>Group function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hecks lis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</text:p>
          </table:table-cell>
          <table:table-cell table:style-name="ce18" office:value-type="string">
            <text:p>Test Result</text:p>
          </table:table-cell>
          <table:table-cell table:style-name="ce18" office:value-type="string">
            <text:p>JIRA Issue</text:p>
          </table:table-cell>
          <table:table-cell table:style-name="ce18" office:value-type="string">
            <text:p>Comment</text:p>
          </table:table-cell>
          <table:table-cell table:style-name="ce18" office:value-type="string">
            <office:annotation draw:style-name="gr1" draw:text-style-name="P1" svg:width="1.1272in" svg:height="0.3902in" svg:x="12.7315in" svg:y="0in" draw:caption-point-x="-1.213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8"/>
          <table:table-cell table:style-name="ce55" table:number-columns-repeated="245"/>
        </table:table-row>
        <table:table-row table:style-name="ro4">
          <table:table-cell table:style-name="ce13" office:value-type="string">
            <text:p>WCM </text:p>
          </table:table-cell>
          <table:table-cell table:style-name="ce13" office:value-type="string">
            <text:p>Single Content Viewer</text:p>
          </table:table-cell>
          <table:table-cell table:style-name="ce21" office:value-type="string">
            <text:p>SNF_ECMS_01</text:p>
          </table:table-cell>
          <table:table-cell table:style-name="ce22" office:value-type="string">
            <text:p>Add new content in Single content viewer in new page with option “Create new content''</text:p>
          </table:table-cell>
          <table:table-cell table:style-name="ce22" office:value-type="string">
            <text:p>- Login acme site by Admin/web contributor</text:p>
            <text:p>- Select <text:span text:style-name="T3">Site </text:span><text:span text:style-name="T3">editor/Add </text:span><text:span text:style-name="T3">new 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and </text:span><text:span text:style-name="T4">drop </text:span><text:span text:style-name="T4">Content </text:span><text:span text:style-name="T4">Detail </text:span><text:span text:style-name="T4">portlet to </text:span><text:span text:style-name="T4">this site</text:span></text:p>
            <text:p><text:span text:style-name="T4">- Click Edit </text:span><text:span text:style-name="T4">icon to edit </text:span><text:span text:style-name="T4">this porlet</text:span></text:p>
            <text:p>- Choose <text:span text:style-name="T3">Create new </text:span><text:span text:style-name="T3">content</text:span> option</text:p>
            <text:p>- Input Title then click [<text:span text:style-name="T3">Save</text:span>] button</text:p>
            <text:p>- Input valid content in Main Content, Illustration and <text:span text:style-name="T5">Advanced</text:span> tabs</text:p>
            <text:p>- Click [<text:span text:style-name="T3">Save Draft</text:span>] or [<text:span text:style-name="T3">Fast </text:span><text:span text:style-name="T3">Publish</text:span>] button</text:p>
          </table:table-cell>
          <table:table-cell table:style-name="ce22" office:value-type="string">
            <text:p>Adding new content successfully &amp; it is displayed in Single Content Viewer page</text:p>
            <text:p>This content has Draft status if clicking [<text:span text:style-name="T3">Save Draft</text:span>] or just after saving Title and closing.</text:p>
            <text:p>Its status is Published if clicking [<text:span text:style-name="T3">Fast </text:span><text:span text:style-name="T3">Publish</text:span>]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5">
          <table:table-cell table:style-name="ce13" office:value-type="string">
            <text:p>WCM </text:p>
          </table:table-cell>
          <table:table-cell table:style-name="ce13" office:value-type="string">
            <text:p>Single Content Viewer</text:p>
          </table:table-cell>
          <table:table-cell table:style-name="ce21" office:value-type="string">
            <text:p>SNF_ECMS_02</text:p>
          </table:table-cell>
          <table:table-cell table:style-name="ce22" office:value-type="string">
            <text:p>Add new content by Single Content Viewer in new page with option “Select a content” </text:p>
          </table:table-cell>
          <table:table-cell table:style-name="ce22" office:value-type="string">
            <text:p>- Login acme by Admin/Web contributor</text:p>
            <text:p>- Choose <text:span text:style-name="T3">Site </text:span><text:span text:style-name="T3">Editor/Crea</text:span><text:span text:style-name="T3">te new </text:span><text:span text:style-name="T3">page</text:span></text:p>
            <text:p><text:span text:style-name="T3">- </text:span><text:span text:style-name="T4">Drag and </text:span><text:span text:style-name="T4">drop </text:span><text:span text:style-name="T4">Content </text:span><text:span text:style-name="T4">Detail </text:span><text:span text:style-name="T4">portlet to </text:span><text:span text:style-name="T4">this site</text:span></text:p>
            <text:p><text:span text:style-name="T4">- Click Edit </text:span><text:span text:style-name="T4">icon to edit </text:span><text:span text:style-name="T4">this porlet</text:span></text:p>
            <text:p>- Choose <text:span text:style-name="T3">Select a </text:span><text:span text:style-name="T3">content</text:span> option </text:p>
            <text:p>- Select path where stores these web contents/documents</text:p>
            <text:p>- Click icon in Action column in the right to select one of them</text:p>
          </table:table-cell>
          <table:table-cell table:style-name="ce22" office:value-type="string">
            <text:p>The selected web content/document is viewed in Single Content Viewer portlet in the new pag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6">
          <table:table-cell table:style-name="ce13" office:value-type="string">
            <text:p>WCM </text:p>
          </table:table-cell>
          <table:table-cell table:style-name="ce13" office:value-type="string">
            <text:p>Content List Viewer</text:p>
          </table:table-cell>
          <table:table-cell table:style-name="ce21" office:value-type="string">
            <text:p>SNF_ECMS_03</text:p>
          </table:table-cell>
          <table:table-cell table:style-name="ce22" office:value-type="string">
            <text:p>Create Content List viewer in new page with mode “By Folder”</text:p>
          </table:table-cell>
          <table:table-cell table:style-name="ce22" office:value-type="string">
            <text:p>- Login acme by admin/web contributor</text:p>
            <text:p>- Add some web contents in <text:span text:style-name="T6">Site </text:span><text:span text:style-name="T6">Explorer/Si</text:span><text:span text:style-name="T6">tes </text:span><text:span text:style-name="T6">Manageme</text:span><text:span text:style-name="T6">nt/acme/we</text:span><text:span text:style-name="T6">b contents</text:span></text:p>
            <text:p>- Select <text:span text:style-name="T6">Site </text:span><text:span text:style-name="T6">editor/Add </text:span><text:span text:style-name="T6">new page</text:span> to create new page. </text:p>
            <text:p>- Select page node before inputing Node Name and Display Name then click [<text:span text:style-name="T3">Next</text:span>] button</text:p>
            <text:p>- Select a page layout template</text:p>
            <text:p>- Click [<text:span text:style-name="T3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3">by </text:span><text:span text:style-name="T3">folder</text:span> option</text:p>
            <text:p>- Click [<text:span text:style-name="T3">Select </text:span><text:span text:style-name="T3">folder path</text:span>] icon to select <text:span text:style-name="T3">web </text:span><text:span text:style-name="T3">contents </text:span><text:span text:style-name="T3">(or </text:span><text:span text:style-name="T3">documents</text:span><text:span text:style-name="T3">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table:style-name="ce22" office:value-type="string">
            <text:p>- All web contents/documents in selected folder are listed in Content List Viewer portlet in this page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7">
          <table:table-cell table:style-name="ce13" office:value-type="string">
            <text:p>WCM </text:p>
          </table:table-cell>
          <table:table-cell table:style-name="ce13" office:value-type="string">
            <text:p>Content List Viewer</text:p>
          </table:table-cell>
          <table:table-cell table:style-name="ce21" office:value-type="string">
            <text:p>SNF_ECMS_04</text:p>
          </table:table-cell>
          <table:table-cell table:style-name="ce22" office:value-type="string">
            <text:p>Create Content List Viewer in new page with mode “By Contents”</text:p>
          </table:table-cell>
          <table:table-cell table:style-name="ce22" office:value-type="string">
            <text:p>- Login acme by admin/web contributor</text:p>
            <text:p>- Add some web contents in <text:span text:style-name="T3">Site </text:span><text:span text:style-name="T3">Explorer/Si</text:span><text:span text:style-name="T3">tes </text:span><text:span text:style-name="T3">Manageme</text:span><text:span text:style-name="T3">nt/acme/we</text:span><text:span text:style-name="T3">b contents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</text:span><text:span text:style-name="T7">to create </text:span><text:span text:style-name="T7">new page. </text:span></text:p>
            <text:p><text:span text:style-name="T7">- Select </text:span><text:span text:style-name="T7">page node </text:span><text:span text:style-name="T7">before </text:span><text:span text:style-name="T7">inputing </text:span><text:span text:style-name="T7">Node Name </text:span><text:span text:style-name="T7">and Display </text:span><text:span text:style-name="T7">Name then </text:span><text:span text:style-name="T7">click [</text:span><text:span text:style-name="T9">Next</text:span><text:span text:style-name="T7">] </text:span><text:span text:style-name="T7">button</text:span></text:p>
            <text:p><text:span text:style-name="T7">- Select a </text:span><text:span text:style-name="T7">page layout </text:span><text:span text:style-name="T7">template</text:span></text:p>
            <text:p><text:span text:style-name="T7">- Click </text:span><text:span text:style-name="T7">[</text:span><text:span text:style-name="T9">Next</text:span><text:span text:style-name="T7">] </text:span><text:span text:style-name="T7">button</text:span></text:p>
            <text:p><text:span text:style-name="T7">- Choose a </text:span><text:span text:style-name="T7">Content list </text:span><text:span text:style-name="T7">viewer </text:span><text:span text:style-name="T7">portlet by </text:span><text:span text:style-name="T7">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</text:span><text:span text:style-name="T7">portlet</text:span></text:p>
            <text:p>- Choose <text:span text:style-name="T3">by </text:span><text:span text:style-name="T3">contents</text:span> option</text:p>
            <text:p>- Click [<text:span text:style-name="T3">Select </text:span><text:span text:style-name="T3">folder path</text:span>] icon to some web contents/documents that you want to view</text:p>
            <text:p>- Click [<text:span text:style-name="T6">Save</text:span>] button in <text:span text:style-name="T4">Multiple </text:span><text:span text:style-name="T4">content </text:span><text:span text:style-name="T4">selector</text:span> panel</text:p>
            <text:p>- Click [<text:span text:style-name="T3">Save</text:span>] button in Content list viewer configuration form</text:p>
          </table:table-cell>
          <table:table-cell table:style-name="ce22" office:value-type="string">
            <text:p>All selected web content/documents are displayed as list in List Content Viewer page</text:p>
          </table:table-cell>
          <table:table-cell table:style-name="ce53" table:content-validation-name="val1" office:value-type="string">
            <text:p>NotRun</text:p>
          </table:table-cell>
          <table:table-cell/>
          <table:table-cell table:style-name="ce54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Edit Single Content Viewer</text:p>
          </table:table-cell>
          <table:table-cell table:style-name="ce21" office:value-type="string">
            <text:p>SNF_ECMS_05</text:p>
          </table:table-cell>
          <table:table-cell table:style-name="ce22" office:value-type="string">
            <text:p>Edit Single Content Viewer (Banner, Footer...) in Overview page</text:p>
          </table:table-cell>
          <table:table-cell table:style-name="ce22"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3">Save</text:span>] button</text:p>
          </table:table-cell>
          <table:table-cell table:style-name="ce22" office:value-type="string">
            <text:p>Single content viewer is updated and displayed with new properties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Edit Content List Viewer</text:p>
          </table:table-cell>
          <table:table-cell table:style-name="ce21" office:value-type="string">
            <text:p>SNF_ECMS_06</text:p>
          </table:table-cell>
          <table:table-cell table:style-name="ce22" office:value-type="string">
            <text:p>Edit Content List Viewer (Documents, Last news …)</text:p>
          </table:table-cell>
          <table:table-cell table:style-name="ce22" office:value-type="string">
            <text:p>- Login acme by administrator successfully</text:p>
            <text:p>- Open Overview page</text:p>
            <text:p>- Open edit mode then click quick edit icon of any CLV </text:p>
            <text:p>- Change properties in CLV configuration form</text:p>
            <text:p>- Click [<text:span text:style-name="T3">Save</text:span>] button</text:p>
          </table:table-cell>
          <table:table-cell table:style-name="ce22" office:value-type="string">
            <text:p>Content list viewer is updated and displayed with new properties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3"/>
          <table:table-cell table:style-name="ce53"/>
          <table:table-cell table:number-columns-repeated="245"/>
        </table:table-row>
        <table:table-row table:style-name="ro8">
          <table:table-cell table:style-name="ce13" office:value-type="string">
            <text:p>WCM </text:p>
          </table:table-cell>
          <table:table-cell table:style-name="ce13" office:value-type="string">
            <text:p>Search</text:p>
          </table:table-cell>
          <table:table-cell table:style-name="ce21" office:value-type="string">
            <text:p>SNF_ECMS_07</text:p>
          </table:table-cell>
          <table:table-cell table:style-name="ce22" office:value-type="string">
            <text:p>Search content of document/page </text:p>
          </table:table-cell>
          <table:table-cell table:style-name="ce22"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2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9">
          <table:table-cell table:style-name="ce13" office:value-type="string">
            <text:p>WCM </text:p>
          </table:table-cell>
          <table:table-cell table:style-name="ce13" office:value-type="string">
            <text:p>Un-Publication</text:p>
          </table:table-cell>
          <table:table-cell table:style-name="ce21" office:value-type="string">
            <text:p>SNF_ECMS_08</text:p>
          </table:table-cell>
          <table:table-cell table:style-name="ce23" office:value-type="string">
            <text:p>Show draft content from page</text:p>
          </table:table-cell>
          <table:table-cell table:style-name="ce22" office:value-type="string">
            <text:p>- Login acme by Admin/web contributor</text:p>
            <text:p>- Choose <text:span text:style-name="T3">Sites </text:span><text:span text:style-name="T3">explorer/Sit</text:span><text:span text:style-name="T3">es </text:span><text:span text:style-name="T3">Manageme</text:span><text:span text:style-name="T3">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2" office:value-type="string">
            <text:p>- Selected document/web content is displayed into this page with draft status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4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0">
          <table:table-cell table:style-name="ce13" office:value-type="string">
            <text:p>WCM </text:p>
          </table:table-cell>
          <table:table-cell table:style-name="ce13" office:value-type="string">
            <text:p>Publication</text:p>
          </table:table-cell>
          <table:table-cell table:style-name="ce21" office:value-type="string">
            <text:p>SNF_ECMS_09</text:p>
          </table:table-cell>
          <table:table-cell table:style-name="ce23" office:value-type="string">
            <text:p>Show public content from page</text:p>
          </table:table-cell>
          <table:table-cell table:style-name="ce22" office:value-type="string">
            <text:p>- Login acme by Admin/web contributor</text:p>
            <text:p>- Choose <text:span text:style-name="T3">Sites </text:span><text:span text:style-name="T3">explorer/Sit</text:span><text:span text:style-name="T3">es </text:span><text:span text:style-name="T3">Manageme</text:span><text:span text:style-name="T3">nts/acme</text:span></text:p>
            <text:p>- Add new document/web content and select it</text:p>
            <text:p>- Click <text:span text:style-name="T3">Manage </text:span><text:span text:style-name="T3">Publication</text:span><text:span text:style-name="T3">s</text:span> in Action bar</text:p>
            <text:p>- Choose <text:span text:style-name="T3">Live </text:span><text:span text:style-name="T4">status</text:span></text:p>
            <text:p><text:span text:style-name="T7">- Add this </text:span><text:span text:style-name="T7">document/w</text:span><text:span text:style-name="T7">eb content </text:span><text:span text:style-name="T7">into SCV or </text:span><text:span text:style-name="T7">CLV page</text:span></text:p>
            <text:p><text:span text:style-name="T7">- Go to </text:span><text:span text:style-name="T7">page </text:span><text:span text:style-name="T7">contains </text:span><text:span text:style-name="T7">document/w</text:span><text:span text:style-name="T7">eb content </text:span><text:span text:style-name="T7">above</text:span></text:p>
            <text:p><text:span text:style-name="T7">- Change to </text:span><text:span text:style-name="T7">Public mode</text:span></text:p>
            <text:p/>
          </table:table-cell>
          <table:table-cell table:style-name="ce22" office:value-type="string">
            <text:p>- Selected document/web content is published into this page with current status</text:p>
          </table:table-cell>
          <table:table-cell table:style-name="ce53" table:content-validation-name="val1" office:value-type="string">
            <text:p>NotRun</text:p>
          </table:table-cell>
          <table:table-cell table:style-name="ce54" table:number-columns-repeated="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1">
          <table:table-cell table:style-name="ce13" office:value-type="string">
            <text:p>Portal</text:p>
          </table:table-cell>
          <table:table-cell table:style-name="ce13" office:value-type="string">
            <text:p>WCM Admin bar</text:p>
          </table:table-cell>
          <table:table-cell table:style-name="ce21" office:value-type="string">
            <text:p>SNF_ECMS_10</text:p>
          </table:table-cell>
          <table:table-cell table:style-name="ce22" office:value-type="string">
            <text:p>Add/Edit/Delete page from Page Management</text:p>
          </table:table-cell>
          <table:table-cell table:style-name="ce22" office:value-type="string">
            <text:p>- Login acme by admin</text:p>
            <text:p>- Choose <text:span text:style-name="T3">Group/Adm</text:span><text:span text:style-name="T3">inistration /</text:span><text:span text:style-name="T3">Page </text:span><text:span text:style-name="T3">manageme</text:span><text:span text:style-name="T3">nts</text:span></text:p>
            <text:p><text:span text:style-name="T10">Add Page:</text:span></text:p>
            <text:p>- Click [<text:span text:style-name="T3">Add </text:span><text:span text:style-name="T3">New Page</text:span>]</text:p>
            <text:p>- Input <text:span text:style-name="T3">Page </text:span><text:span text:style-name="T3">name</text:span> and <text:span text:style-name="T3">Page title</text:span> in <text:span text:style-name="T3">Page </text:span><text:span text:style-name="T3">setting</text:span> tab</text:p>
            <text:p>- Select the layout in <text:span text:style-name="T3">Page </text:span><text:span text:style-name="T3">layout</text:span> tab</text:p>
            <text:p>- Click [<text:span text:style-name="T3">Save</text:span>] button</text:p>
            <text:p><text:span text:style-name="T11">Edit Page:</text:span></text:p>
            <text:p>- Click <text:span text:style-name="T6">Edit </text:span>icon corresponding of added page above</text:p>
            <text:p>- Make changes &amp; save</text:p>
            <text:p><text:span text:style-name="T11">Delete </text:span><text:span text:style-name="T11">Page:</text:span></text:p>
            <text:p>- Click [<text:span text:style-name="T3">Delete</text:span>] icon corresponding to of added page then click [<text:span text:style-name="T3">OK</text:span>] button in the confirmation dialog</text:p>
          </table:table-cell>
          <table:table-cell table:style-name="ce22" office:value-type="string">
            <text:p>New page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54"/>
          <table:table-cell table:style-name="ce22"/>
          <table:table-cell table:style-name="ce54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12">
          <table:table-cell table:style-name="ce13" office:value-type="string">
            <text:p>Portal</text:p>
          </table:table-cell>
          <table:table-cell table:style-name="ce13" office:value-type="string">
            <text:p>WCM Admin bar</text:p>
          </table:table-cell>
          <table:table-cell table:style-name="ce21" office:value-type="string">
            <text:p>SNF_ECMS_11</text:p>
          </table:table-cell>
          <table:table-cell table:style-name="ce22" office:value-type="string">
            <text:p>Create/edit/delete a portal (site)</text:p>
          </table:table-cell>
          <table:table-cell table:style-name="ce22" office:value-type="string">
            <text:p>- Login acme by admin</text:p>
            <text:p>- Click on <text:span text:style-name="T3">Sites icon</text:span> </text:p>
            <text:p><text:span text:style-name="T11">Add Portal</text:span>:</text:p>
            <text:p>- click [<text:span text:style-name="T3">Create </text:span><text:span text:style-name="T3">New Portal</text:span>] button</text:p>
            <text:p>- In <text:span text:style-name="T3">Portal </text:span><text:span text:style-name="T3">Setting tab</text:span>, input Portal Name</text:p>
            <text:p>- In <text:span text:style-name="T3">Permission </text:span><text:span text:style-name="T3">Setting</text:span> tab, set the access and edit right. </text:p>
            <text:p>- Click [<text:span text:style-name="T3">Save</text:span>] button</text:p>
            <text:p><text:span text:style-name="T11">Edit Portal:</text:span></text:p>
            <text:p>- then click on <text:span text:style-name="T6">Edit </text:span><text:span text:style-name="T6">Portal's </text:span><text:span text:style-name="T6">properties</text:span> icon corresponding of added portal above</text:p>
            <text:p>- Make changes and save</text:p>
            <text:p><text:span text:style-name="T11">Delete </text:span><text:span text:style-name="T11">Portal:</text:span></text:p>
            <text:p>- next Click [<text:span text:style-name="T3">Delete</text:span>] icon corresponding of added portal above</text:p>
            <text:p>- Click [<text:span text:style-name="T3">OK</text:span>] button in the confirmation dialog</text:p>
          </table:table-cell>
          <table:table-cell table:style-name="ce22" office:value-type="string">
            <text:p>New portal (site)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54"/>
          <table:table-cell table:style-name="ce22"/>
          <table:table-cell table:style-name="ce54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3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2</text:p>
          </table:table-cell>
          <table:table-cell table:style-name="ce22" office:value-type="string">
            <text:p>Create/edit/delete a category</text:p>
          </table:table-cell>
          <table:table-cell table:style-name="ce22" office:value-type="string">
            <text:p>- Login acme by Admin <text:s/></text:p>
            <text:p>- Choose <text:span text:style-name="T3">Groups/Ne</text:span><text:span text:style-name="T3">wsletter </text:span><text:span text:style-name="T3">Manager</text:span></text:p>
            <text:p><text:span text:style-name="T10">Add </text:span><text:span text:style-name="T10">categor</text:span><text:span text:style-name="T12">y:</text:span></text:p>
            <text:p>- Click [<text:span text:style-name="T3">New </text:span><text:span text:style-name="T3">Category</text:span>] action</text:p>
            <text:p>- Input Name, Title and assign moderators for this Category</text:p>
            <text:p>- Click [<text:span text:style-name="T3">Save</text:span>] button</text:p>
            <text:p><text:span text:style-name="T11">Edit </text:span><text:span text:style-name="T11">category</text:span>:</text:p>
            <text:p>- select a category added by click on category's title</text:p>
            <text:p>- Click [<text:span text:style-name="T3">Administra</text:span><text:span text:style-name="T3">tion</text:span>] button then select [<text:span text:style-name="T3">Edit </text:span><text:span text:style-name="T3">Category</text:span>] action</text:p>
            <text:p>- Make changes and save</text:p>
            <text:p><text:span text:style-name="T11">Delete </text:span><text:span text:style-name="T11">category</text:span>:</text:p>
            <text:p>- Click [<text:span text:style-name="T3">Administra</text:span><text:span text:style-name="T3">tion</text:span>] button then select [<text:span text:style-name="T3">Edit </text:span><text:span text:style-name="T3">Category</text:span>] action</text:p>
          </table:table-cell>
          <table:table-cell table:style-name="ce22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4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3</text:p>
          </table:table-cell>
          <table:table-cell table:style-name="ce22" office:value-type="string">
            <text:p>Create/Edit/Delete a subscription</text:p>
          </table:table-cell>
          <table:table-cell table:style-name="ce22" office:value-type="string">
            <text:p>- Login acme by Admin <text:s/></text:p>
            <text:p>- Choose <text:span text:style-name="T3">Groups/Ne</text:span><text:span text:style-name="T3">wsletter </text:span><text:span text:style-name="T3">Manager</text:span></text:p>
            <text:p><text:span text:style-name="T10">Add </text:span><text:span text:style-name="T10">Subscription</text:span><text:span text:style-name="T3">:</text:span></text:p>
            <text:p>- Click [<text:span text:style-name="T3">New </text:span><text:span text:style-name="T3">Subscriptio</text:span><text:span text:style-name="T3">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1">Edit </text:span><text:span text:style-name="T11">Subscription</text:span>:</text:p>
            <text:p>- Select category that contanis subscription</text:p>
            <text:p>- then select a subscription by ticking on check box</text:p>
            <text:p>- Click [<text:span text:style-name="T3">Administra</text:span><text:span text:style-name="T3">tion</text:span>] button then select [<text:span text:style-name="T3">Edit</text:span>] action</text:p>
            <text:p>- Make changes and save</text:p>
            <text:p><text:span text:style-name="T11">Delete </text:span><text:span text:style-name="T11">Subscription</text:span>:</text:p>
            <text:p>- select a subscription by ticking on check box</text:p>
            <text:p>- Click [<text:span text:style-name="T3">Administra</text:span><text:span text:style-name="T3">tio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table:style-name="ce22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5">
          <table:table-cell table:style-name="ce13" office:value-type="string">
            <text:p>WCM </text:p>
          </table:table-cell>
          <table:table-cell table:style-name="ce13" office:value-type="string">
            <text:p>Newsletter Manager</text:p>
          </table:table-cell>
          <table:table-cell table:style-name="ce21" office:value-type="string">
            <text:p>SNF_ECMS_14</text:p>
          </table:table-cell>
          <table:table-cell table:style-name="ce22" office:value-type="string">
            <text:p>Create/Edit/Delete/Convert a letter</text:p>
          </table:table-cell>
          <table:table-cell table:style-name="ce22" office:value-type="string">
            <text:p>- Login acme by Admin/<text:a xlink:href="#Moderator">Moderator</text:a>/<text:a xlink:href="#Redactor">Redactor</text:a></text:p>
            <text:p>- Choose <text:span text:style-name="T3">Groups/Ne</text:span><text:span text:style-name="T3">wsletter </text:span><text:span text:style-name="T3">Manager</text:span></text:p>
            <text:p><text:span text:style-name="T10">Create letter</text:span></text:p>
            <text:p>- Click [<text:span text:style-name="T6">New </text:span><text:span text:style-name="T6">letter</text:span>] action </text:p>
            <text:p>- Select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1">Edit letter</text:span></text:p>
            <text:p><text:span text:style-name="T13">- Select a </text:span><text:span text:style-name="T13">letter</text:span></text:p>
            <text:p><text:span text:style-name="T14">- Click </text:span><text:span text:style-name="T14">[</text:span><text:span text:style-name="T15">Administra</text:span><text:span text:style-name="T15">t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7">- Make </text:span><text:span text:style-name="T7">changes </text:span><text:span text:style-name="T7">and save</text:span></text:p>
            <text:p><text:span text:style-name="T16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9">Administra</text:span><text:span text:style-name="T9">tion</text:span><text:span text:style-name="T7">] button </text:span><text:span text:style-name="T7">then select </text:span><text:span text:style-name="T7">[</text:span><text:span text:style-name="T9">Delete</text:span><text:span text:style-name="T7">] </text:span><text:span text:style-name="T7">action</text:span></text:p>
            <text:p><text:span text:style-name="T7">- Click [</text:span><text:span text:style-name="T9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0">Convert </text:span><text:span text:style-name="T10">letter</text:span></text:p>
            <text:p><text:span text:style-name="T13">- Select a </text:span><text:span text:style-name="T13">letter</text:span></text:p>
            <text:p><text:span text:style-name="T13">- </text:span><text:span text:style-name="T14">Click </text:span><text:span text:style-name="T14">[</text:span><text:span text:style-name="T15">Administra</text:span><text:span text:style-name="T15">t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table:style-name="ce22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style-name="Default" table:number-columns-repeated="245"/>
        </table:table-row>
        <table:table-row table:style-name="ro16">
          <table:table-cell table:style-name="ce13" office:value-type="string">
            <text:p>WCM </text:p>
          </table:table-cell>
          <table:table-cell table:style-name="ce13" office:value-type="string">
            <text:p>Newsletter_viewer</text:p>
          </table:table-cell>
          <table:table-cell table:style-name="ce21" office:value-type="string">
            <text:p>SNF_ECMS_15</text:p>
          </table:table-cell>
          <table:table-cell table:style-name="ce22" office:value-type="string">
            <text:p>Subscribe newsletter</text:p>
          </table:table-cell>
          <table:table-cell table:style-name="ce22" office:value-type="string">
            <text:p>- Login acme </text:p>
            <text:p>- Select <text:span text:style-name="T6">Site/acme/</text:span><text:span text:style-name="T6">Newsletter</text:span><text:span text:style-name="T6">s</text:span> page on the navigation bar</text:p>
            <text:p>- Put your email address</text:p>
            <text:p>- Tick on at least one subscription </text:p>
            <text:p>- Click [<text:span text:style-name="T3">Subscribe</text:span>] button</text:p>
          </table:table-cell>
          <table:table-cell table:style-name="ce22" office:value-type="string">
            <text:p><text:span text:style-name="T26">- After </text:span><text:span text:style-name="T26">subscribing </text:span><text:span text:style-name="T26">news letter. </text:span><text:span text:style-name="T26">The </text:span><text:span text:style-name="T26">confirmation </text:span><text:span text:style-name="T26">letter <text:s/>is </text:span><text:span text:style-name="T26">sent to the </text:span><text:span text:style-name="T26">inputed </text:span><text:span text:style-name="T26">email </text:span><text:span text:style-name="T26">address of </text:span><text:span text:style-name="T26">user. If he </text:span><text:span text:style-name="T26">does not </text:span><text:span text:style-name="T26">confirm this </text:span><text:span text:style-name="T26">letter --&gt;he </text:span><text:span text:style-name="T26">cannot </text:span><text:span text:style-name="T26">received </text:span><text:span text:style-name="T26">any letters </text:span><text:span text:style-name="T26">which have </text:span><text:span text:style-name="T26">the </text:span><text:span text:style-name="T26">subscription </text:span><text:span text:style-name="T26">subscribed </text:span><text:span text:style-name="T26">before. </text:span></text:p>
            <text:p><text:span text:style-name="T26">Just only </text:span><text:span text:style-name="T26">open email </text:span><text:span text:style-name="T26">and click </text:span><text:span text:style-name="T26">“here” link in </text:span><text:span text:style-name="T26">the </text:span><text:span text:style-name="T26">confirmation </text:span><text:span text:style-name="T26">letter to </text:span><text:span text:style-name="T26">finish this.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7">
          <table:table-cell table:style-name="ce13" office:value-type="string">
            <text:p>WCM </text:p>
          </table:table-cell>
          <table:table-cell table:style-name="ce13" office:value-type="string">
            <text:p>Fast Content Creator Portlet </text:p>
          </table:table-cell>
          <table:table-cell table:style-name="ce21" office:value-type="string">
            <text:p>SNF_ECMS_16</text:p>
          </table:table-cell>
          <table:table-cell table:style-name="ce23" office:value-type="string">
            <text:p>Configuration for FCC portlet and create new document using it</text:p>
          </table:table-cell>
          <table:table-cell table:style-name="ce23" office:value-type="string">
            <text:p>- Login acme by admin</text:p>
            <text:p>- Go to <text:span text:style-name="T6">Site </text:span><text:span text:style-name="T6">Explorer</text:span>, add an action for path folder of FCC portlet</text:p>
            <text:p>- Select <text:span text:style-name="T3">Contact Us</text:span> page then select <text:span text:style-name="T3">Site </text:span><text:span text:style-name="T3">Editor/Edit </text:span><text:span text:style-name="T3">Page</text:span></text:p>
            <text:p>- Keep the current layout then click [<text:span text:style-name="T3">Next</text:span>] button</text:p>
            <text:p>- Click [<text:span text:style-name="T3">Edit</text:span>] icon of this portlet</text:p>
            <text:p>- Set the properties for this portlet then save</text:p>
            <text:p>- Return to Contact Us page, input value into field in page and then click [<text:span text:style-name="T3">Save</text:span>] button</text:p>
            <text:p>- Create new document using new configuration</text:p>
          </table:table-cell>
          <table:table-cell table:style-name="ce22" office:value-type="string">
            <text:p>- A confirm message is displayed in Contact page.</text:p>
            <text:p>- A new document is created successfully. This document is saved <text:s/>in the path which is set <text:s/>in <text:span text:style-name="T3">Location </text:span><text:span text:style-name="T3">to save</text:span> field in Fast content creator <text:s/>portlet. 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18">
          <table:table-cell table:style-name="ce13" office:value-type="string">
            <text:p>WCM </text:p>
          </table:table-cell>
          <table:table-cell table:style-name="ce13" office:value-type="string">
            <text:p>Form Generator Portlet</text:p>
          </table:table-cell>
          <table:table-cell table:style-name="ce21" office:value-type="string">
            <text:p>SNF_ECMS_17</text:p>
          </table:table-cell>
          <table:table-cell table:style-name="ce22" office:value-type="string">
            <text:p>Create new node type and dialog form for it</text:p>
          </table:table-cell>
          <table:table-cell table:style-name="ce22" office:value-type="string">
            <text:p>- Login acme by admin <text:s text:c="3"/></text:p>
            <text:p>- Select <text:span text:style-name="T6">Groups/For</text:span><text:span text:style-name="T6">m </text:span><text:span text:style-name="T6">Generator</text:span></text:p>
            <text:p>- Put value in General tab</text:p>
            <text:p>- Next to <text:span text:style-name="T6">Form </text:span><text:span text:style-name="T6">builder</text:span> tab: Select all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table:style-name="ce22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9">
          <table:table-cell table:style-name="ce13" office:value-type="string">
            <text:p>WCM </text:p>
          </table:table-cell>
          <table:table-cell table:style-name="ce13" office:value-type="string">
            <text:p>Categories</text:p>
          </table:table-cell>
          <table:table-cell table:style-name="ce21" office:value-type="string">
            <text:p>SNF_ECMS_18</text:p>
          </table:table-cell>
          <table:table-cell table:style-name="ce22" office:value-type="string">
            <text:p>Show categories and documents </text:p>
          </table:table-cell>
          <table:table-cell table:style-name="ce22" office:value-type="string">
            <text:p>- Login acme by admin (root) or web contributor</text:p>
            <text:p>- Select <text:span text:style-name="T6">Groups/Sit</text:span><text:span text:style-name="T6">e Explorer</text:span></text:p>
            <text:p><text:span text:style-name="T6">- </text:span><text:span text:style-name="T12">select </text:span><text:span text:style-name="T12">drive </text:span><text:span text:style-name="T6">acme</text:span></text:p>
            <text:p>- Add new some web contents/documents in some categories. </text:p>
            <text:p>- Choose <text:span text:style-name="T6">Site/acme/</text:span><text:span text:style-name="T6">News</text:span> page</text:p>
            <text:p>- Select a category at left pane</text:p>
          </table:table-cell>
          <table:table-cell table:style-name="ce22" office:value-type="string">
            <text:p>- Documents/web contents in the selected category are <text:s/>displayed in <text:span text:style-name="T6">Parameteri</text:span><text:span text:style-name="T6">zed </text:span><text:span text:style-name="T6">content list </text:span><text:span text:style-name="T6">viewer</text:span> portlet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19">
          <table:table-cell table:style-name="ce13" office:value-type="string">
            <text:p>WCM </text:p>
          </table:table-cell>
          <table:table-cell table:style-name="ce13" office:value-type="string">
            <text:p>Categories</text:p>
          </table:table-cell>
          <table:table-cell table:style-name="ce21" office:value-type="string">
            <text:p>SNF_ECMS_19</text:p>
          </table:table-cell>
          <table:table-cell table:style-name="ce22" office:value-type="string">
            <text:p>Show content of category </text:p>
          </table:table-cell>
          <table:table-cell table:style-name="ce22" office:value-type="string">
            <text:p>- Login acme by admin (root) or web contributor</text:p>
            <text:p>- Choose <text:span text:style-name="T6">Site/acme/</text:span><text:span text:style-name="T6">Events</text:span> page</text:p>
            <text:p><text:span text:style-name="T17">- Click on </text:span><text:span text:style-name="T17">any </text:span><text:span text:style-name="T17">category </text:span></text:p>
            <text:p><text:span text:style-name="T17">- Click on </text:span><text:span text:style-name="T17">the title of </text:span><text:span text:style-name="T17">content</text:span></text:p>
          </table:table-cell>
          <table:table-cell table:style-name="ce22" office:value-type="string">
            <text:p>The content is displayed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20">
          <table:table-cell table:style-name="ce13" office:value-type="string">
            <text:p>WCM </text:p>
          </table:table-cell>
          <table:table-cell table:style-name="ce13" office:value-type="string">
            <text:p>Categories</text:p>
          </table:table-cell>
          <table:table-cell table:style-name="ce21" office:value-type="string">
            <text:p>SNF_ECMS_20</text:p>
          </table:table-cell>
          <table:table-cell table:style-name="ce22" office:value-type="string">
            <text:p>Add new Events page</text:p>
          </table:table-cell>
          <table:table-cell table:style-name="ce22" office:value-type="string">
            <text:p>- Login acme site by Admin/web contributor</text:p>
            <text:p>- Select <text:span text:style-name="T3">Site </text:span><text:span text:style-name="T3">editor/Add </text:span><text:span text:style-name="T3">new 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and </text:span><text:span text:style-name="T4">drop </text:span><text:span text:style-name="T4">Category </text:span><text:span text:style-name="T4">Navigation, </text:span><text:span text:style-name="T4">Category </text:span><text:span text:style-name="T4">Content, </text:span><text:span text:style-name="T4">and Content </text:span><text:span text:style-name="T4">by Url <text:s/></text:span><text:span text:style-name="T4">portlet to </text:span><text:span text:style-name="T4">this site</text:span></text:p>
            <text:p><text:span text:style-name="T4">- Config for </text:span><text:span text:style-name="T4">Category </text:span><text:span text:style-name="T4">Content </text:span><text:span text:style-name="T4">portlet: </text:span><text:span text:style-name="T4">Select the </text:span><text:span text:style-name="T4">target page: </text:span><text:span text:style-name="T4">created </text:span><text:span text:style-name="T4">page above</text:span></text:p>
            <text:p><text:span text:style-name="T4">- Select new </text:span><text:span text:style-name="T4">created </text:span><text:span text:style-name="T4">page</text:span></text:p>
            <text:p><text:span text:style-name="T4">- Select </text:span><text:span text:style-name="T4">category in </text:span><text:span text:style-name="T4">Category </text:span><text:span text:style-name="T4">Navigation </text:span><text:span text:style-name="T4">portlet</text:span></text:p>
            <text:p><text:span text:style-name="T4">- Click on </text:span><text:span text:style-name="T4">title of </text:span><text:span text:style-name="T4">content in </text:span><text:span text:style-name="T4">Category </text:span><text:span text:style-name="T4">Content </text:span><text:span text:style-name="T4">portlet</text:span></text:p>
          </table:table-cell>
          <table:table-cell table:style-name="ce22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21">
          <table:table-cell table:style-name="ce13" office:value-type="string">
            <text:p>WCM </text:p>
          </table:table-cell>
          <table:table-cell table:style-name="ce13" office:value-type="string">
            <text:p>Parameterized Content List Viewer</text:p>
          </table:table-cell>
          <table:table-cell table:style-name="ce21" office:value-type="string">
            <text:p>SNF_ECMS_21</text:p>
          </table:table-cell>
          <table:table-cell table:style-name="ce22" office:value-type="string">
            <text:p>Configuration for Parameterized content list viewer portlet and view content of document/web content</text:p>
          </table:table-cell>
          <table:table-cell table:style-name="ce22" office:value-type="string">
            <text:p>- Login acme by admin or web contributor</text:p>
            <text:p>- Choose <text:span text:style-name="T6">Site/acme/</text:span><text:span text:style-name="T6">News</text:span> page</text:p>
            <text:p>- Open Edit mode</text:p>
            <text:p>- Click Quick Edit icon of <text:span text:style-name="T6">Parameteri</text:span><text:span text:style-name="T6">zed </text:span><text:span text:style-name="T6">content list </text:span><text:span text:style-name="T6">viewer</text:span></text:p>
            <text:p>- Change value in <text:span text:style-name="T6">Parameteri</text:span><text:span text:style-name="T6">zed </text:span><text:span text:style-name="T6">content list </text:span><text:span text:style-name="T6">viewer</text:span> configuration form and Save</text:p>
            <text:p>- Switch to View mode of <text:span text:style-name="T6">Parameteri</text:span><text:span text:style-name="T6">zed </text:span><text:span text:style-name="T6">content list </text:span><text:span text:style-name="T6">viewer</text:span></text:p>
          </table:table-cell>
          <table:table-cell table:style-name="ce22" office:value-type="string">
            <text:p>- <text:span text:style-name="T6">Parameteri</text:span><text:span text:style-name="T6">zed </text:span><text:span text:style-name="T6">content list </text:span><text:span text:style-name="T6">viewer</text:span> portlet is config</text:p>
            <text:p>- Click on title of document-&gt; the content of document is shown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High</text:p>
          </table:table-cell>
          <table:table-cell table:style-name="ce53"/>
          <table:table-cell table:number-columns-repeated="245"/>
        </table:table-row>
        <table:table-row table:style-name="ro22">
          <table:table-cell table:style-name="ce13" office:value-type="string">
            <text:p>WCM </text:p>
          </table:table-cell>
          <table:table-cell table:style-name="ce13" office:value-type="string">
            <text:p>FCK Editor Plugin (Content selector)</text:p>
          </table:table-cell>
          <table:table-cell table:style-name="ce21" office:value-type="string">
            <text:p>SNF_ECMS_22</text:p>
          </table:table-cell>
          <table:table-cell table:style-name="ce22" office:value-type="string">
            <text:p>Insert documents/medias in a web content by FCK Content Selector</text:p>
          </table:table-cell>
          <table:table-cell table:style-name="ce22" office:value-type="string">
            <text:p>- Login acme by Admin</text:p>
            <text:p>- Select <text:span text:style-name="T6">Site </text:span><text:span text:style-name="T6">Editor/Add </text:span><text:span text:style-name="T6">new page</text:span></text:p>
            <text:p>- Drag and drop Content detail porlet to this page</text:p>
            <text:p>- click on <text:span text:style-name="T6">Edit porlet </text:span><text:span text:style-name="T6">icon </text:span><text:span text:style-name="T12">in this </text:span><text:span text:style-name="T12">porlet</text:span></text:p>
            <text:p><text:span text:style-name="T12">- Select </text:span><text:span text:style-name="T6">Create new </text:span><text:span text:style-name="T6">content </text:span><text:span text:style-name="T12">option</text:span></text:p>
            <text:p>- Input title and save</text:p>
            <text:p>- Open Edit mode and click in <text:span text:style-name="T6">Quick edit</text:span> icon of added pag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2" office:value-type="string">
            <text:p>The selected content/media is inserted to Main Content as a link. In view mode, user can click this link to view/download file. </text:p>
          </table:table-cell>
          <table:table-cell table:style-name="ce53" table:content-validation-name="val1" office:value-type="string">
            <text:p>NotRun</text:p>
          </table:table-cell>
          <table:table-cell table:style-name="ce22" table:number-columns-repeated="2"/>
          <table:table-cell table:style-name="ce22" office:value-type="string">
            <text:p>Medium</text:p>
          </table:table-cell>
          <table:table-cell table:style-name="ce53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3</text:p>
          </table:table-cell>
          <table:table-cell table:style-name="ce24" office:value-type="string">
            <text:p>Create/delete Content folder</text:p>
          </table:table-cell>
          <table:table-cell table:style-name="ce36" office:value-type="string">
            <text:p><text:span text:style-name="T6">Create </text:span><text:span text:style-name="T6">folder</text:span></text:p>
            <text:p><text:span text:style-name="T4">- Click on </text:span><text:span text:style-name="T4">Add folder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: </text:span><text:span text:style-name="T4">Content </text:span><text:span text:style-name="T4">folder</text:span></text:p>
            <text:p><text:span text:style-name="T4">- Put name </text:span><text:span text:style-name="T4">for folder</text:span></text:p>
            <text:p><text:span text:style-name="T4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12">Right click </text:span><text:span text:style-name="T12">on a folder </text:span><text:span text:style-name="T12">and choose </text:span><text:span text:style-name="T6">Delete</text:span></text:p>
            <text:p><text:span text:style-name="T12">- Click </text:span><text:span text:style-name="T6">OK</text:span></text:p>
          </table:table-cell>
          <table:table-cell table:style-name="ce37" office:value-type="string">
            <text:p>- Folder is created</text:p>
            <text:p>- Folder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4</text:p>
          </table:table-cell>
          <table:table-cell table:style-name="ce24" office:value-type="string">
            <text:p>Create/delete Document folder</text:p>
          </table:table-cell>
          <table:table-cell table:style-name="ce36" office:value-type="string">
            <text:p><text:span text:style-name="T8">Create </text:span><text:span text:style-name="T8">folder</text:span></text:p>
            <text:p><text:span text:style-name="T4">- Click on </text:span><text:span text:style-name="T4">Add folder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: </text:span><text:span text:style-name="T4">Document </text:span><text:span text:style-name="T4">folder</text:span></text:p>
            <text:p><text:span text:style-name="T4">- Put name </text:span><text:span text:style-name="T4">for folder</text:span></text:p>
            <text:p><text:span text:style-name="T4">- Click </text:span><text:span text:style-name="T6">Save</text:span></text:p>
            <text:p><text:span text:style-name="T6">Delete </text:span><text:span text:style-name="T6">Folder</text:span></text:p>
            <text:p><text:span text:style-name="T8">- </text:span><text:span text:style-name="T17">Right click </text:span><text:span text:style-name="T17">on a folder </text:span><text:span text:style-name="T17">and choose </text:span><text:span text:style-name="T8">Delete</text:span></text:p>
            <text:p><text:span text:style-name="T17">- Click </text:span><text:span text:style-name="T8">OK</text:span></text:p>
          </table:table-cell>
          <table:table-cell table:style-name="ce37" office:value-type="string">
            <text:p>- Folder is created</text:p>
            <text:p>- Folder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5</text:p>
          </table:table-cell>
          <table:table-cell table:style-name="ce24" office:value-type="string">
            <text:p>Create/edit/delete <text:s/>Article document</text:p>
          </table:table-cell>
          <table:table-cell table:style-name="ce37" office:value-type="string">
            <text:p><text:span text:style-name="T6">Create </text:span><text:span text:style-name="T6">documen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 </text:span><text:span text:style-name="T4">Article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</text:span><text:span text:style-name="T6">Save</text:span></text:p>
            <text:p><text:span text:style-name="T6">Edit </text:span><text:span text:style-name="T6">Documen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</text:span><text:span text:style-name="T6">Save</text:span></text:p>
            <text:p><text:span text:style-name="T6">Delete </text:span><text:span text:style-name="T6">Document</text:span></text:p>
            <text:p><text:span text:style-name="T4">- Right click </text:span><text:span text:style-name="T4">on </text:span><text:span text:style-name="T4">document, </text:span><text:span text:style-name="T4">and choose </text:span><text:span text:style-name="T6">Delete</text:span><text:span text:style-name="T4"> </text:span></text:p>
            <text:p><text:span text:style-name="T4">- Click </text:span><text:span text:style-name="T6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6</text:p>
          </table:table-cell>
          <table:table-cell table:style-name="ce24" office:value-type="string">
            <text:p>Create/edit/delete <text:s/>File document</text:p>
          </table:table-cell>
          <table:table-cell table:style-name="ce37" office:value-type="string">
            <text:p><text:span text:style-name="T8">Create </text:span><text:span text:style-name="T8">documen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 </text:span><text:span text:style-name="T4">File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6">Documen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6">Document</text:span></text:p>
            <text:p><text:span text:style-name="T18">- Right click </text:span><text:span text:style-name="T18">on </text:span><text:span text:style-name="T18">document, </text:span><text:span text:style-name="T18">and choose </text:span><text:span text:style-name="T8">Delete</text:span><text:span text:style-name="T18"> </text:span></text:p>
            <text:p><text:span text:style-name="T18">- Click </text:span><text:span text:style-name="T8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7</text:p>
          </table:table-cell>
          <table:table-cell table:style-name="ce24" office:value-type="string">
            <text:p>Create/edit/delete <text:s/>File Plan document</text:p>
          </table:table-cell>
          <table:table-cell table:style-name="ce37" office:value-type="string">
            <text:p><text:span text:style-name="T8">Create </text:span><text:span text:style-name="T8">documen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 </text:span><text:span text:style-name="T4">File Plan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6">Documen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6">Document</text:span></text:p>
            <text:p><text:span text:style-name="T18">- Right click </text:span><text:span text:style-name="T18">on </text:span><text:span text:style-name="T18">document, </text:span><text:span text:style-name="T18">and 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8</text:p>
          </table:table-cell>
          <table:table-cell table:style-name="ce24" office:value-type="string">
            <text:p>Create/edit/delete <text:s/>Sample Node document</text:p>
          </table:table-cell>
          <table:table-cell table:style-name="ce37" office:value-type="string">
            <text:p><text:span text:style-name="T8">Create </text:span><text:span text:style-name="T8">documen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 </text:span><text:span text:style-name="T4">Sample </text:span><text:span text:style-name="T4">Node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6">Documen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6">Document</text:span></text:p>
            <text:p><text:span text:style-name="T18">- Right click </text:span><text:span text:style-name="T18">on </text:span><text:span text:style-name="T18">document, </text:span><text:span text:style-name="T18">and 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29</text:p>
          </table:table-cell>
          <table:table-cell table:style-name="ce24" office:value-type="string">
            <text:p>Create/edit/delete <text:s/>Kofax document</text:p>
          </table:table-cell>
          <table:table-cell table:style-name="ce37" office:value-type="string">
            <text:p><text:span text:style-name="T8">Create </text:span><text:span text:style-name="T8">documen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 </text:span><text:span text:style-name="T4">Kofax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6">Documen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6">Document</text:span></text:p>
            <text:p><text:span text:style-name="T18">- Right click </text:span><text:span text:style-name="T18">on </text:span><text:span text:style-name="T18">document, </text:span><text:span text:style-name="T18">and 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0</text:p>
          </table:table-cell>
          <table:table-cell table:style-name="ce24" office:value-type="string">
            <text:p>Create/edit/delete <text:s/>Podcast document</text:p>
          </table:table-cell>
          <table:table-cell table:style-name="ce37" office:value-type="string">
            <text:p><text:span text:style-name="T8">Create </text:span><text:span text:style-name="T8">documen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</text:span><text:span text:style-name="T4">Podcast 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6">Documen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6">Document</text:span></text:p>
            <text:p><text:span text:style-name="T18">- Right click </text:span><text:span text:style-name="T18">on </text:span><text:span text:style-name="T18">document, </text:span><text:span text:style-name="T18">and choose </text:span><text:span text:style-name="T8">Delete</text:span><text:span text:style-name="T18"> </text:span></text:p>
            <text:p><text:span text:style-name="T18">- Click </text:span><text:span text:style-name="T8">OK</text:span></text:p>
            <text:p><text:span text:style-name="T4"/></text:p>
          </table:table-cell>
          <table:table-cell table:style-name="ce37" office:value-type="string">
            <text:p>The document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1</text:p>
          </table:table-cell>
          <table:table-cell table:style-name="ce24" office:value-type="string">
            <text:p>Create/edit/delete <text:s/>Picture on head layout Webcontent document</text:p>
          </table:table-cell>
          <table:table-cell table:style-name="ce37" office:value-type="string">
            <text:p><text:span text:style-name="T8">Create </text:span><text:span text:style-name="T8">Picture on </text:span><text:span text:style-name="T8">head </text:span><text:span text:style-name="T8">layout </text:span><text:span text:style-name="T8">webconten</text:span><text:span text:style-name="T8">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</text:span><text:span text:style-name="T4">Free layout </text:span><text:span text:style-name="T4">webcontent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6">Picture on </text:span><text:span text:style-name="T6">head</text:span><text:span text:style-name="T8"> </text:span><text:span text:style-name="T8">layout </text:span><text:span text:style-name="T8">webconten</text:span><text:span text:style-name="T8">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6">Picture on </text:span><text:span text:style-name="T6">head</text:span><text:span text:style-name="T8"> </text:span><text:span text:style-name="T8">layout </text:span><text:span text:style-name="T8">webconten</text:span><text:span text:style-name="T8">t</text:span></text:p>
            <text:p><text:span text:style-name="T18">- Right click </text:span><text:span text:style-name="T18">on </text:span><text:span text:style-name="T18">document, </text:span><text:span text:style-name="T18">and choose </text:span><text:span text:style-name="T8">Delete</text:span><text:span text:style-name="T18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Picture on head<text:span text:style-name="T17"> </text:span><text:span text:style-name="T17">layout </text:span><text:span text:style-name="T17">webcontent</text:span>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46" table:number-columns-repeated="2"/>
          <table:table-cell table:style-name="ce51" office:value-type="string">
            <text:p>High</text:p>
          </table:table-cell>
          <table:table-cell table:style-name="ce48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2</text:p>
          </table:table-cell>
          <table:table-cell table:style-name="ce24" office:value-type="string">
            <text:p>Create/edit/delete <text:s/>Free layout Webcontent document</text:p>
          </table:table-cell>
          <table:table-cell table:style-name="ce37" office:value-type="string">
            <text:p><text:span text:style-name="T8">Create Free </text:span><text:span text:style-name="T8">layout </text:span><text:span text:style-name="T8">webconten</text:span><text:span text:style-name="T8">t</text:span></text:p>
            <text:p><text:span text:style-name="T4">- Click on </text:span><text:span text:style-name="T4">Add </text:span><text:span text:style-name="T4">Document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Select </text:span><text:span text:style-name="T4">type of </text:span><text:span text:style-name="T4">document :</text:span><text:span text:style-name="T4">Free layout </text:span><text:span text:style-name="T4">webcontent</text:span></text:p>
            <text:p><text:span text:style-name="T4">- Put name </text:span><text:span text:style-name="T4">for </text:span><text:span text:style-name="T4">document </text:span><text:span text:style-name="T4">and other </text:span><text:span text:style-name="T4">required </text:span><text:span text:style-name="T4">field</text:span></text:p>
            <text:p><text:span text:style-name="T4">- Click Save</text:span></text:p>
            <text:p><text:span text:style-name="T6">Edit </text:span><text:span text:style-name="T8">Free </text:span><text:span text:style-name="T8">layout </text:span><text:span text:style-name="T8">webconten</text:span><text:span text:style-name="T8">t</text:span></text:p>
            <text:p><text:span text:style-name="T4">- Open the </text:span><text:span text:style-name="T4">document</text:span></text:p>
            <text:p><text:span text:style-name="T4">- Click Edit </text:span><text:span text:style-name="T4">document </text:span><text:span text:style-name="T4">on action </text:span><text:span text:style-name="T4">bar, perform </text:span><text:span text:style-name="T4">to edit it</text:span></text:p>
            <text:p><text:span text:style-name="T4">- Click Save</text:span></text:p>
            <text:p><text:span text:style-name="T6">Delete </text:span><text:span text:style-name="T8">Free </text:span><text:span text:style-name="T8">layout </text:span><text:span text:style-name="T8">webconten</text:span><text:span text:style-name="T8">t</text:span></text:p>
            <text:p><text:span text:style-name="T19">- Right click </text:span><text:span text:style-name="T19">on </text:span><text:span text:style-name="T19">document, </text:span><text:span text:style-name="T19">and choose </text:span><text:span text:style-name="T8">Delete</text:span><text:span text:style-name="T19"> </text:span></text:p>
            <text:p><text:span text:style-name="T18">- Click </text:span><text:span text:style-name="T8">OK</text:span></text:p>
          </table:table-cell>
          <table:table-cell table:style-name="ce37" office:value-type="string">
            <text:p>The <text:span text:style-name="T17">Free </text:span><text:span text:style-name="T17">layout </text:span><text:span text:style-name="T17">webcontent</text:span>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46" table:number-columns-repeated="2"/>
          <table:table-cell table:style-name="ce51" office:value-type="string">
            <text:p>High</text:p>
          </table:table-cell>
          <table:table-cell table:style-name="ce48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3</text:p>
          </table:table-cell>
          <table:table-cell table:style-name="ce24" office:value-type="string">
            <text:p>Upload a file</text:p>
          </table:table-cell>
          <table:table-cell table:style-name="ce37" office:value-type="string">
            <text:p><text:span text:style-name="T4">- Click on </text:span><text:span text:style-name="T6">Upload</text:span><text:span text:style-name="T4"> file </text:span><text:span text:style-name="T4">icon in </text:span><text:span text:style-name="T4">action bar </text:span><text:span text:style-name="T4">or right click </text:span><text:span text:style-name="T4">on the main </text:span><text:span text:style-name="T4">pane</text:span></text:p>
            <text:p><text:span text:style-name="T4">- Browse a </text:span><text:span text:style-name="T4">file to </text:span><text:span text:style-name="T4">upload</text:span></text:p>
            <text:p><text:span text:style-name="T4"><text:s/></text:span><text:span text:style-name="T4">+ file &lt; </text:span><text:span text:style-name="T4">100Mb</text:span></text:p>
            <text:p><text:span text:style-name="T4"><text:s/></text:span><text:span text:style-name="T4">+ file &gt; </text:span><text:span text:style-name="T4">100Mb</text:span></text:p>
            <text:p><text:span text:style-name="T4"><text:s/></text:span><text:span text:style-name="T4">+ video </text:span></text:p>
            <text:p><text:span text:style-name="T4"><text:s/></text:span><text:span text:style-name="T4">+ large </text:span><text:span text:style-name="T4">mp3</text:span></text:p>
            <text:p><text:span text:style-name="T4">- Click </text:span><text:span text:style-name="T6">Save</text:span></text:p>
          </table:table-cell>
          <table:table-cell table:style-name="ce37" office:value-type="string">
            <text:p>File is uploaded successfully.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4</text:p>
          </table:table-cell>
          <table:table-cell table:style-name="ce24" office:value-type="string">
            <text:p>Copy/paste a node</text:p>
          </table:table-cell>
          <table:table-cell table:style-name="ce19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37" office:value-type="string">
            <text:p>Node is pasted into destination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/>
          <table:table-cell table:style-name="ce19" office:value-type="string">
            <text:p>Action in action bar</text:p>
          </table:table-cell>
          <table:table-cell table:style-name="ce21" office:value-type="string">
            <text:p>SNF_ECMS_35</text:p>
          </table:table-cell>
          <table:table-cell table:style-name="ce24" office:value-type="string">
            <text:p>Cut/paste a node</text:p>
          </table:table-cell>
          <table:table-cell table:style-name="ce19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37" office:value-type="string">
            <text:p>Node is pasted into destination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6</text:p>
          </table:table-cell>
          <table:table-cell table:style-name="ce24" office:value-type="string">
            <text:p>Lock/Unlock a node</text:p>
          </table:table-cell>
          <table:table-cell table:style-name="ce36" office:value-type="string">
            <text:p><text:span text:style-name="T4">- Right click </text:span><text:span text:style-name="T4">on a node </text:span><text:span text:style-name="T4">and select </text:span><text:span text:style-name="T6">Lock</text:span></text:p>
            <text:p><text:span text:style-name="T4">- Right click </text:span><text:span text:style-name="T4">on locked </text:span><text:span text:style-name="T4">node and </text:span><text:span text:style-name="T4">select </text:span><text:span text:style-name="T6">Unlock</text:span></text:p>
          </table:table-cell>
          <table:table-cell table:style-name="ce37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7</text:p>
          </table:table-cell>
          <table:table-cell table:style-name="ce24" office:value-type="string">
            <text:p>Rename/Title for a node</text:p>
          </table:table-cell>
          <table:table-cell table:style-name="ce36" office:value-type="string">
            <text:p><text:span text:style-name="T4">- Right click </text:span><text:span text:style-name="T4">on a node </text:span><text:span text:style-name="T4">and select </text:span><text:span text:style-name="T6">Rename</text:span></text:p>
            <text:p><text:span text:style-name="T4">- Put new </text:span><text:span text:style-name="T4">name/Title </text:span><text:span text:style-name="T4">for node</text:span></text:p>
            <text:p><text:span text:style-name="T4">- Click </text:span><text:span text:style-name="T6">Save</text:span></text:p>
          </table:table-cell>
          <table:table-cell table:style-name="ce37" office:value-type="string">
            <text:p>Node is renamed, Title is edi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8</text:p>
          </table:table-cell>
          <table:table-cell table:style-name="ce24" office:value-type="string">
            <text:p>Add symlink for node</text:p>
          </table:table-cell>
          <table:table-cell table:style-name="ce19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37" office:value-type="string">
            <text:p>Node is added symlink <text:s/>successfully. Show symlink node as a child nod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39</text:p>
          </table:table-cell>
          <table:table-cell table:style-name="ce24" office:value-type="string">
            <text:p>Add/Remove Favorite</text:p>
          </table:table-cell>
          <table:table-cell table:style-name="ce36" office:value-type="string">
            <text:p>Add to Favorite</text:p>
            <text:p><text:span text:style-name="T6">- </text:span><text:span text:style-name="T12">Right click </text:span><text:span text:style-name="T12">on a node</text:span></text:p>
            <text:p><text:span text:style-name="T12">- Choose </text:span><text:span text:style-name="T12">Add to </text:span><text:span text:style-name="T12">Favorite </text:span><text:span text:style-name="T12">option</text:span></text:p>
            <text:p><text:span text:style-name="T6">Remove </text:span><text:span text:style-name="T6">Favorite</text:span></text:p>
            <text:p><text:span text:style-name="T6">- </text:span><text:span text:style-name="T12">Perform to </text:span><text:span text:style-name="T12">add favorite </text:span><text:span text:style-name="T12">for a node</text:span></text:p>
            <text:p><text:span text:style-name="T12">- Right click </text:span><text:span text:style-name="T12">on the </text:span><text:span text:style-name="T12">node, </text:span><text:span text:style-name="T12">choose </text:span><text:span text:style-name="T12">Remove </text:span><text:span text:style-name="T12">form </text:span><text:span text:style-name="T12">Favorite </text:span><text:span text:style-name="T12">option</text:span></text:p>
          </table:table-cell>
          <table:table-cell table:style-name="ce37" office:value-type="string">
            <text:p>Add/Remove favorite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0</text:p>
          </table:table-cell>
          <table:table-cell table:style-name="ce25" office:value-type="string">
            <text:p>Download and Allow Edition</text:p>
          </table:table-cell>
          <table:table-cell table:style-name="ce38" office:value-type="string">
            <text:p><text:span text:style-name="T20">- Go to a </text:span><text:span text:style-name="T20">driver</text:span></text:p>
            <text:p><text:span text:style-name="T20">- Right click </text:span><text:span text:style-name="T20">on a node </text:span><text:span text:style-name="T20">and choose </text:span><text:span text:style-name="T6">Download </text:span><text:span text:style-name="T6">and Allow </text:span><text:span text:style-name="T6">Edition</text:span></text:p>
          </table:table-cell>
          <table:table-cell table:style-name="ce37" office:value-type="string">
            <text:p>The structure or the content of node appears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4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1</text:p>
          </table:table-cell>
          <table:table-cell table:style-name="ce25" office:value-type="string">
            <text:p>Manage Actions on WebDAV</text:p>
          </table:table-cell>
          <table:table-cell table:style-name="ce39" office:value-type="string">
            <text:p>- Create a new Network Place with <text:span text:style-name="T21">network </text:span><text:span text:style-name="T21">address is </text:span><text:span text:style-name="T21">the path of </text:span><text:span text:style-name="T21">a folder (</text:span><text:span text:style-name="T21"><text:a xlink:href="http://localhost:8080/portal/rest/private/jcr/repository/collaboration/sites">http://localhost:8080/portal/rest/private/jcr/repository/collaboration/sites</text:a></text:span><text:span text:style-name="T21">)</text:span></text:p>
          </table:table-cell>
          <table:table-cell table:style-name="ce37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2</text:p>
          </table:table-cell>
          <table:table-cell table:style-name="ce25" office:value-type="string">
            <text:p>Copy URL to Clipboard</text:p>
          </table:table-cell>
          <table:table-cell table:style-name="ce38" office:value-type="string">
            <text:p><text:span text:style-name="T20">- Go to a </text:span><text:span text:style-name="T20">driver</text:span></text:p>
            <text:p><text:span text:style-name="T20">- Right click </text:span><text:span text:style-name="T20">on a node </text:span><text:span text:style-name="T20">and choose </text:span><text:span text:style-name="T6">Copy URL </text:span><text:span text:style-name="T6">to </text:span><text:span text:style-name="T6">Clipboard</text:span></text:p>
          </table:table-cell>
          <table:table-cell table:style-name="ce37" office:value-type="string">
            <text:p>The path of node is copied to Clipboard. Can paste on a document on Machin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3</text:p>
          </table:table-cell>
          <table:table-cell table:style-name="ce24" office:value-type="string">
            <text:p>Drag and drop node</text:p>
          </table:table-cell>
          <table:table-cell table:style-name="ce36" office:value-type="string">
            <text:p>- <text:span text:style-name="T6">Cr</text:span><text:span text:style-name="T12">eate 2 </text:span><text:span text:style-name="T12">nodes</text:span></text:p>
            <text:p><text:span text:style-name="T12">- Perform to </text:span><text:span text:style-name="T12">drag a node </text:span><text:span text:style-name="T12">and drop to </text:span><text:span text:style-name="T12">another</text:span></text:p>
          </table:table-cell>
          <table:table-cell table:style-name="ce37" office:value-type="string">
            <text:p>Drag and drop node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4</text:p>
          </table:table-cell>
          <table:table-cell table:style-name="ce26" office:value-type="string">
            <text:p>Manage Private tag (Add/Edit/Delete)</text:p>
          </table:table-cell>
          <table:table-cell table:style-name="ce40" office:value-type="string">
            <text:p><text:span text:style-name="T6">Add tag</text:span></text:p>
            <text:p><text:span text:style-name="T4">- Select a </text:span><text:span text:style-name="T4">document </text:span><text:span text:style-name="T4">or uploaded </text:span><text:span text:style-name="T4">file</text:span></text:p>
            <text:p><text:span text:style-name="T4">- Click on </text:span><text:span text:style-name="T4">Tagging this </text:span><text:span text:style-name="T4">document </text:span><text:span text:style-name="T4">button in the </text:span><text:span text:style-name="T4">action bar </text:span></text:p>
            <text:p><text:span text:style-name="T4">- Choose </text:span><text:span text:style-name="T4">Private tag</text:span></text:p>
            <text:p><text:span text:style-name="T4">- Put name </text:span><text:span text:style-name="T4">for a tag</text:span></text:p>
            <text:p><text:span text:style-name="T4">- Click Save </text:span><text:span text:style-name="T4">button</text:span></text:p>
            <text:p><text:span text:style-name="T6">Edit Tag</text:span></text:p>
            <text:p><text:span text:style-name="T6">- </text:span><text:span text:style-name="T12">Click Tag </text:span><text:span text:style-name="T12">cloud on </text:span><text:span text:style-name="T12">side bar</text:span></text:p>
            <text:p><text:span text:style-name="T12">- Click Edit </text:span><text:span text:style-name="T12">private tags </text:span><text:span text:style-name="T12">icon</text:span></text:p>
            <text:p><text:span text:style-name="T12">- Click </text:span><text:span text:style-name="T12">correspondi</text:span><text:span text:style-name="T12">ng Edit of </text:span><text:span text:style-name="T12">tag</text:span></text:p>
            <text:p><text:span text:style-name="T12">- Change </text:span><text:span text:style-name="T12">name</text:span></text:p>
            <text:p><text:span text:style-name="T12">- Click Save</text:span></text:p>
            <text:p><text:span text:style-name="T6">Delete Tag</text:span></text:p>
            <text:p><text:span text:style-name="T8">- </text:span><text:span text:style-name="T17">Click Tag </text:span><text:span text:style-name="T17">cloud on </text:span><text:span text:style-name="T17">side bar</text:span></text:p>
            <text:p><text:span text:style-name="T17">- Click Edit </text:span><text:span text:style-name="T17">private tags </text:span><text:span text:style-name="T17">icon</text:span></text:p>
            <text:p><text:span text:style-name="T17">- Click </text:span><text:span text:style-name="T17">correspondi</text:span><text:span text:style-name="T17">ng Remove </text:span><text:span text:style-name="T17">Tag of tag</text:span></text:p>
            <text:p/>
          </table:table-cell>
          <table:table-cell table:style-name="ce37"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5</text:p>
          </table:table-cell>
          <table:table-cell table:style-name="ce26" office:value-type="string">
            <text:p>Manage Public tag (Add/Edit/Delete) </text:p>
          </table:table-cell>
          <table:table-cell table:style-name="ce40" office:value-type="string">
            <text:p><text:span text:style-name="T6">Add tag</text:span></text:p>
            <text:p><text:span text:style-name="T4">- Select a </text:span><text:span text:style-name="T4">document </text:span><text:span text:style-name="T4">or uploaded </text:span><text:span text:style-name="T4">file</text:span></text:p>
            <text:p><text:span text:style-name="T4">- Click on </text:span><text:span text:style-name="T4">Tagging this </text:span><text:span text:style-name="T4">document </text:span><text:span text:style-name="T4">button in the </text:span><text:span text:style-name="T4">action bar </text:span></text:p>
            <text:p><text:span text:style-name="T4">- Choose </text:span><text:span text:style-name="T4">Public tag</text:span></text:p>
            <text:p><text:span text:style-name="T4">- Put name </text:span><text:span text:style-name="T4">for a tag</text:span></text:p>
            <text:p><text:span text:style-name="T4">- Click Save </text:span><text:span text:style-name="T4">button</text:span></text:p>
            <text:p><text:span text:style-name="T8">Edit Tag</text:span></text:p>
            <text:p><text:span text:style-name="T8">- </text:span><text:span text:style-name="T17">Click Tag </text:span><text:span text:style-name="T17">cloud on </text:span><text:span text:style-name="T17">side bar</text:span></text:p>
            <text:p><text:span text:style-name="T17">- Click Edit </text:span><text:span text:style-name="T17">private tags </text:span><text:span text:style-name="T17">icon</text:span></text:p>
            <text:p><text:span text:style-name="T17">- Click </text:span><text:span text:style-name="T17">correspondi</text:span><text:span text:style-name="T17">ng Edit of </text:span><text:span text:style-name="T17">tag</text:span></text:p>
            <text:p><text:span text:style-name="T17">- Change </text:span><text:span text:style-name="T17">name</text:span></text:p>
            <text:p><text:span text:style-name="T17">- Click Save</text:span></text:p>
            <text:p><text:span text:style-name="T8">Delete Tag</text:span></text:p>
            <text:p><text:span text:style-name="T8">- </text:span><text:span text:style-name="T17">Click Tag </text:span><text:span text:style-name="T17">cloud on </text:span><text:span text:style-name="T17">side bar</text:span></text:p>
            <text:p><text:span text:style-name="T17">- Click Edit </text:span><text:span text:style-name="T17">private tags </text:span><text:span text:style-name="T17">icon</text:span></text:p>
            <text:p><text:span text:style-name="T17">- Click </text:span><text:span text:style-name="T17">correspondi</text:span><text:span text:style-name="T17">ng Remove </text:span><text:span text:style-name="T17">Tag of tag</text:span></text:p>
            <text:p/>
          </table:table-cell>
          <table:table-cell table:style-name="ce37" office:value-type="string">
            <text:p>Node is added tag. You can find document using tag in Tag cloud of FE </text:p>
            <text:p>- The Tag is Edited/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table:number-columns-repeated="2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6</text:p>
          </table:table-cell>
          <table:table-cell table:style-name="ce27" office:value-type="string">
            <text:p>Add language for document/uploaded file</text:p>
          </table:table-cell>
          <table:table-cell table:style-name="ce41" office:value-type="string">
            <text:p><text:s/><text:span text:style-name="T4">- Select a </text:span><text:span text:style-name="T4">document </text:span><text:span text:style-name="T4">or uploaded </text:span><text:span text:style-name="T4">file</text:span></text:p>
            <text:p><text:span text:style-name="T4">- Click on </text:span><text:span text:style-name="T4">“Add/Edit </text:span><text:span text:style-name="T4">localize </text:span><text:span text:style-name="T4">content” </text:span><text:span text:style-name="T4">icon in the </text:span><text:span text:style-name="T4">action bar </text:span></text:p>
            <text:p><text:span text:style-name="T4">- Select </text:span><text:span text:style-name="T4">“Add </text:span><text:span text:style-name="T4">Language” </text:span><text:span text:style-name="T4">tab</text:span></text:p>
            <text:p><text:span text:style-name="T4">- Select new </text:span><text:span text:style-name="T4">language</text:span></text:p>
            <text:p><text:span text:style-name="T4">- Put </text:span><text:span text:style-name="T4">content for </text:span><text:span text:style-name="T4">new </text:span><text:span text:style-name="T4">language</text:span></text:p>
            <text:p><text:span text:style-name="T4">- Click Save </text:span><text:span text:style-name="T4">button</text:span></text:p>
          </table:table-cell>
          <table:table-cell table:style-name="ce37" office:value-type="string">
            <text:p>Document/Uploaded file is added new language. You can see content of new language by select language in “View language” tab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7</text:p>
          </table:table-cell>
          <table:table-cell table:style-name="ce27" office:value-type="string">
            <text:p>Vote for document/uploaded file</text:p>
          </table:table-cell>
          <table:table-cell table:style-name="ce4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37" office:value-type="string">
            <text:p>The node is voted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8</text:p>
          </table:table-cell>
          <table:table-cell table:style-name="ce27" office:value-type="string">
            <text:p>Manage Comment (Add/Edit/Delete)</text:p>
          </table:table-cell>
          <table:table-cell table:style-name="ce42" office:value-type="string">
            <text:p>Add a comment</text:p>
            <text:p><text:span text:style-name="T4">- Select a </text:span><text:span text:style-name="T4">document </text:span><text:span text:style-name="T4">or uploaded </text:span><text:span text:style-name="T4">file</text:span></text:p>
            <text:p><text:span text:style-name="T4">- Click on </text:span><text:span text:style-name="T4">“Add </text:span><text:span text:style-name="T4">Comment” </text:span><text:span text:style-name="T4">icon in the </text:span><text:span text:style-name="T4">action bar </text:span></text:p>
            <text:p><text:span text:style-name="T4">- Put </text:span><text:span text:style-name="T4">content for </text:span><text:span text:style-name="T4">comment</text:span></text:p>
            <text:p><text:span text:style-name="T4">- Click Save </text:span><text:span text:style-name="T4">button</text:span></text:p>
            <text:p><text:span text:style-name="T6">Edit a </text:span><text:span text:style-name="T6">comment</text:span></text:p>
            <text:p><text:span text:style-name="T12">- Show </text:span><text:span text:style-name="T12">comment, </text:span><text:span text:style-name="T12">click on Edit </text:span><text:span text:style-name="T12">icon, </text:span><text:span text:style-name="T12">perform to </text:span><text:span text:style-name="T12">edit</text:span></text:p>
            <text:p><text:span text:style-name="T6">Delete a </text:span><text:span text:style-name="T6">comment</text:span></text:p>
            <text:p><text:span text:style-name="T12">- Show the </text:span><text:span text:style-name="T12">comment, </text:span><text:span text:style-name="T12">click on </text:span><text:span text:style-name="T12">Delete </text:span><text:span text:style-name="T12">icon ,click </text:span><text:span text:style-name="T12">OK</text:span></text:p>
          </table:table-cell>
          <table:table-cell table:style-name="ce37" office:value-type="string">
            <text:p>You can see the comment at the bottom of document/uploaded file. You can edit content of comment or deleted it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49</text:p>
          </table:table-cell>
          <table:table-cell table:style-name="ce24" office:value-type="string">
            <text:p>Manage Publication</text:p>
          </table:table-cell>
          <table:table-cell table:style-name="ce43" office:value-type="string">
            <text:p>Change from draft to <text:span text:style-name="T6">Published</text:span></text:p>
            <text:p><text:span text:style-name="T12">- Select a </text:span><text:span text:style-name="T12">document/U</text:span><text:span text:style-name="T12">ploaded file</text:span></text:p>
            <text:p><text:span text:style-name="T12">- Click on </text:span><text:span text:style-name="T12">“Manage </text:span><text:span text:style-name="T12">Publication” </text:span><text:span text:style-name="T12">icon in the </text:span><text:span text:style-name="T12">action bar</text:span></text:p>
            <text:p><text:span text:style-name="T12">- Click on </text:span><text:span text:style-name="T12">Published</text:span></text:p>
            <text:p><text:span text:style-name="T22">Change </text:span><text:span text:style-name="T22">from </text:span><text:span text:style-name="T22">Published </text:span><text:span text:style-name="T22">to </text:span><text:span text:style-name="T22">Obsoleted</text:span></text:p>
            <text:p><text:span text:style-name="T12">- Choose </text:span><text:span text:style-name="T12">version is </text:span><text:span text:style-name="T12">being in </text:span><text:span text:style-name="T12">Published</text:span></text:p>
            <text:p><text:span text:style-name="T12">- Click </text:span><text:span text:style-name="T12">Obsolete </text:span><text:span text:style-name="T12">button</text:span></text:p>
            <text:p><text:span text:style-name="T22"/></text:p>
          </table:table-cell>
          <table:table-cell table:style-name="ce46" office:value-type="string">
            <text:p>Document/Uploaded file is published/Obsolet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0</text:p>
          </table:table-cell>
          <table:table-cell table:style-name="ce25" office:value-type="string">
            <text:p>Manage Category (Add/Delete)</text:p>
          </table:table-cell>
          <table:table-cell table:style-name="ce44" office:value-type="string">
            <text:p>Add category for node</text:p>
            <text:p><text:span text:style-name="T12">- Select a </text:span><text:span text:style-name="T12">document/U</text:span><text:span text:style-name="T12">ploaded file</text:span></text:p>
            <text:p><text:span text:style-name="T12">- Click on </text:span><text:span text:style-name="T12">“Manage </text:span><text:span text:style-name="T12">Category” </text:span><text:span text:style-name="T12">icon in the </text:span><text:span text:style-name="T12">action bar</text:span></text:p>
            <text:p><text:span text:style-name="T12">- Select </text:span><text:span text:style-name="T12">category to </text:span><text:span text:style-name="T12">add for </text:span><text:span text:style-name="T12">document/U</text:span><text:span text:style-name="T12">ploaded file</text:span></text:p>
            <text:p><text:span text:style-name="T22">Delete </text:span><text:span text:style-name="T22">category</text:span></text:p>
            <text:p><text:span text:style-name="T12">- Click on </text:span><text:span text:style-name="T12">correspondi</text:span><text:span text:style-name="T12">ng Delete </text:span><text:span text:style-name="T12">icon of </text:span><text:span text:style-name="T12">category</text:span></text:p>
          </table:table-cell>
          <table:table-cell table:style-name="ce52" office:value-type="string">
            <text:p>Document/uploaded file is added category.</text:p>
            <text:p>- Document/uploaded file is not added category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1</text:p>
          </table:table-cell>
          <table:table-cell table:style-name="ce25" office:value-type="string">
            <text:p>Manage Relation (Add/Delete/Show/Hide)</text:p>
          </table:table-cell>
          <table:table-cell table:style-name="ce37" office:value-type="string">
            <text:p><text:span text:style-name="T6">Add </text:span><text:span text:style-name="T6">Relation</text:span></text:p>
            <text:p><text:span text:style-name="T4">- Select a </text:span><text:span text:style-name="T4">node</text:span></text:p>
            <text:p><text:span text:style-name="T4">- Click on </text:span><text:span text:style-name="T4">“Manage </text:span><text:span text:style-name="T4">Relation” </text:span><text:span text:style-name="T4">icon in the </text:span><text:span text:style-name="T4">action bar</text:span></text:p>
            <text:p><text:span text:style-name="T4">- Go to </text:span><text:span text:style-name="T4">Select </text:span><text:span text:style-name="T4">Relation tab</text:span></text:p>
            <text:p><text:span text:style-name="T4">- Select </text:span><text:span text:style-name="T4">document to </text:span><text:span text:style-name="T4">add relation </text:span><text:span text:style-name="T4">for </text:span><text:span text:style-name="T4">document/u</text:span><text:span text:style-name="T4">ploaded file</text:span></text:p>
            <text:p><text:span text:style-name="T6">Delete </text:span><text:span text:style-name="T6">relation</text:span></text:p>
            <text:p><text:span text:style-name="T4">- Go to </text:span><text:span text:style-name="T4">Manage </text:span><text:span text:style-name="T4">relation list </text:span><text:span text:style-name="T4">tab</text:span></text:p>
            <text:p><text:span text:style-name="T4">- Click on </text:span><text:span text:style-name="T4">correspondi</text:span><text:span text:style-name="T4">ng Delete </text:span><text:span text:style-name="T4">icon of </text:span><text:span text:style-name="T4">Relation </text:span></text:p>
            <text:p><text:span text:style-name="T8">Show </text:span><text:span text:style-name="T8">Relation</text:span></text:p>
            <text:p><text:span text:style-name="T17">- Select the </text:span><text:span text:style-name="T17">node which </text:span><text:span text:style-name="T17">Is added </text:span><text:span text:style-name="T17">relation</text:span></text:p>
            <text:p><text:span text:style-name="T7">- Click </text:span><text:span text:style-name="T7">Show/Hide </text:span><text:span text:style-name="T7">Relation </text:span><text:span text:style-name="T7">icon on </text:span><text:span text:style-name="T7">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 </text:span><text:span text:style-name="T7">icon on </text:span><text:span text:style-name="T7">action bar </text:span><text:span text:style-name="T7">again</text:span></text:p>
          </table:table-cell>
          <table:table-cell table:style-name="ce37" office:value-type="string">
            <text:p>Node is added /Delete relation</text:p>
            <text:p>- Relation of Node is shown/hidden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2</text:p>
          </table:table-cell>
          <table:table-cell table:style-name="ce24" office:value-type="string">
            <text:p>View Node Properties</text:p>
          </table:table-cell>
          <table:table-cell table:style-name="ce45" office:value-type="string">
            <text:p><text:span text:style-name="T6">View node </text:span><text:span text:style-name="T6">properties</text:span></text:p>
            <text:p><text:span text:style-name="T20">- Create a </text:span><text:span text:style-name="T20">node</text:span></text:p>
            <text:p><text:span text:style-name="T20">- Select this </text:span><text:span text:style-name="T20">node</text:span></text:p>
            <text:p><text:span text:style-name="T20">- Click on </text:span><text:span text:style-name="T20">View node </text:span><text:span text:style-name="T20">Properties </text:span><text:span text:style-name="T20">on action </text:span><text:span text:style-name="T20">bar</text:span></text:p>
            <text:p><text:span text:style-name="T6">Add </text:span><text:span text:style-name="T6">properties</text:span></text:p>
            <text:p><text:span text:style-name="T12">- Go to Add </text:span><text:span text:style-name="T12">new </text:span><text:span text:style-name="T12">properties </text:span><text:span text:style-name="T12">Tab</text:span></text:p>
            <text:p><text:span text:style-name="T12">- Perform to </text:span><text:span text:style-name="T12">add new a </text:span><text:span text:style-name="T12">properties </text:span><text:span text:style-name="T12">for this node</text:span></text:p>
          </table:table-cell>
          <table:table-cell table:style-name="ce37" office:value-type="string">
            <text:p>- Manage properties form is shown, and all properties of this node is shown here.</text:p>
            <text:p>- New properties is add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3</text:p>
          </table:table-cell>
          <table:table-cell table:style-name="ce24" office:value-type="string">
            <text:p>Export /Import node</text:p>
          </table:table-cell>
          <table:table-cell table:style-name="ce46" office:value-type="string">
            <text:p><text:span text:style-name="T3">Export </text:span><text:span text:style-name="T3">node</text:span></text:p>
            <text:p><text:span text:style-name="T4">- Select 1 </text:span><text:span text:style-name="T4">node</text:span></text:p>
            <text:p><text:span text:style-name="T4">- Click on </text:span><text:span text:style-name="T4">Export </text:span><text:span text:style-name="T4">button</text:span></text:p>
            <text:p><text:span text:style-name="T4">Import node</text:span></text:p>
            <text:p><text:span text:style-name="T4">- Choose </text:span><text:span text:style-name="T4">format for </text:span><text:span text:style-name="T4">exported file</text:span></text:p>
            <text:p><text:span text:style-name="T4">- Click on </text:span><text:span text:style-name="T4">Export </text:span><text:span text:style-name="T4">button</text:span></text:p>
            <text:p><text:span text:style-name="T6">Import </text:span><text:span text:style-name="T6">node</text:span></text:p>
            <text:p><text:span text:style-name="T12">- Go to a </text:span><text:span text:style-name="T12">destination </text:span><text:span text:style-name="T12">node</text:span></text:p>
            <text:p><text:span text:style-name="T12">- Click </text:span><text:span text:style-name="T12">Import </text:span><text:span text:style-name="T12">button</text:span></text:p>
            <text:p><text:span text:style-name="T12">- Choose </text:span><text:span text:style-name="T12">valid file to </text:span><text:span text:style-name="T12">import</text:span></text:p>
            <text:p><text:span text:style-name="T12">- Click </text:span><text:span text:style-name="T12">Import </text:span><text:span text:style-name="T12">button</text:span></text:p>
          </table:table-cell>
          <table:table-cell table:style-name="ce37" office:value-type="string">
            <text:p>- Node is exported successfully</text:p>
            <text:p>- Node is imported in destination path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4</text:p>
          </table:table-cell>
          <table:table-cell table:style-name="ce28" office:value-type="string">
            <text:p>View References</text:p>
          </table:table-cell>
          <table:table-cell table:style-name="ce19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table:style-name="ce37" office:value-type="string">
            <text:p>- Will be show Reference of The picture is this Articl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5</text:p>
          </table:table-cell>
          <table:table-cell table:style-name="ce29" office:value-type="string">
            <text:p>View Node Types</text:p>
          </table:table-cell>
          <table:table-cell table:style-name="ce19" office:value-type="string">
            <text:p>- Create a node</text:p>
            <text:p>- Select it</text:p>
            <text:p>- Click View node type icon on action bar</text:p>
          </table:table-cell>
          <table:table-cell table:style-name="ce37" office:value-type="string">
            <text:p>Node Type information form is shown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6</text:p>
          </table:table-cell>
          <table:table-cell table:style-name="ce30" office:value-type="string">
            <text:p>Manage Permission(Add/Edit/Delete)</text:p>
          </table:table-cell>
          <table:table-cell table:style-name="ce19" office:value-type="string">
            <text:p><text:span text:style-name="T4">- Select 1 </text:span><text:span text:style-name="T4">node</text:span></text:p>
            <text:p><text:span text:style-name="T4">- Click on </text:span><text:span text:style-name="T4">“View </text:span><text:span text:style-name="T4">Permission” </text:span><text:span text:style-name="T4">icon in </text:span><text:span text:style-name="T4">action bar</text:span></text:p>
            <text:p><text:span text:style-name="T6">Add </text:span><text:span text:style-name="T6">permission </text:span><text:span text:style-name="T6">for node</text:span></text:p>
            <text:p><text:span text:style-name="T12">- Choose </text:span><text:span text:style-name="T12">user/group </text:span><text:span text:style-name="T12">to add </text:span><text:span text:style-name="T12">permission</text:span></text:p>
            <text:p><text:span text:style-name="T12">- Click Save</text:span></text:p>
            <text:p><text:span text:style-name="T6">Edit </text:span><text:span text:style-name="T6">permission </text:span><text:span text:style-name="T6">of node</text:span></text:p>
            <text:p><text:span text:style-name="T12">- Click </text:span><text:span text:style-name="T12">correspondi</text:span><text:span text:style-name="T12">ng Edit icon </text:span><text:span text:style-name="T12">of </text:span><text:span text:style-name="T12">user/group</text:span></text:p>
            <text:p><text:span text:style-name="T12">- Change </text:span><text:span text:style-name="T12">permission</text:span></text:p>
            <text:p><text:span text:style-name="T6">Delete </text:span><text:span text:style-name="T6">permission</text:span></text:p>
            <text:p><text:span text:style-name="T12">- Click </text:span><text:span text:style-name="T12">correspondi</text:span><text:span text:style-name="T12">ng Delete </text:span><text:span text:style-name="T12">icon of </text:span><text:span text:style-name="T12">user/group</text:span></text:p>
            <text:p><text:span text:style-name="T12">- Click ok</text:span></text:p>
          </table:table-cell>
          <table:table-cell table:style-name="ce37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7</text:p>
          </table:table-cell>
          <table:table-cell table:style-name="ce29" office:value-type="string">
            <text:p>View metadata</text:p>
          </table:table-cell>
          <table:table-cell table:style-name="ce19" office:value-type="string">
            <text:p>- Perform <text:s/>upload a file</text:p>
            <text:p>- Select it </text:p>
            <text:p>- Click View metadata</text:p>
          </table:table-cell>
          <table:table-cell table:style-name="ce37" office:value-type="string">
            <text:p>View matadata form is shown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8</text:p>
          </table:table-cell>
          <table:table-cell table:style-name="ce29" office:value-type="string">
            <text:p>Manage Auditing (Active/View) </text:p>
          </table:table-cell>
          <table:table-cell table:style-name="ce19" office:value-type="string">
            <text:p><text:span text:style-name="T6">Activate </text:span><text:span text:style-name="T6">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6">View</text:span></text:p>
            <text:p><text:span text:style-name="T7">- Click </text:span><text:span text:style-name="T7">Manage </text:span><text:span text:style-name="T7">Auditing on </text:span><text:span text:style-name="T7">action bar </text:span><text:span text:style-name="T7">again</text:span></text:p>
          </table:table-cell>
          <table:table-cell table:style-name="ce37" office:value-type="string">
            <text:p>The node is activated/view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59</text:p>
          </table:table-cell>
          <table:table-cell table:style-name="ce29" office:value-type="string">
            <text:p>Show/Hide like JCR structure</text:p>
          </table:table-cell>
          <table:table-cell table:style-name="ce19" office:value-type="string">
            <text:p><text:span text:style-name="T6">Hide Like </text:span><text:span text:style-name="T6">structure</text:span></text:p>
            <text:p>- Go to a driver</text:p>
            <text:p>- Click on Show/Hide Like Structure</text:p>
            <text:p><text:span text:style-name="T6">Show Like </text:span><text:span text:style-name="T6">Structure</text:span></text:p>
            <text:p><text:span text:style-name="T17">- Click on </text:span><text:span text:style-name="T17">Show/Hide </text:span><text:span text:style-name="T17">Like </text:span><text:span text:style-name="T17">Structure </text:span><text:span text:style-name="T17">again</text:span></text:p>
          </table:table-cell>
          <table:table-cell table:style-name="ce37"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0</text:p>
          </table:table-cell>
          <table:table-cell table:style-name="ce31" office:value-type="string">
            <text:p>Simple Search</text:p>
          </table:table-cell>
          <table:table-cell table:style-name="ce37" office:value-type="string">
            <text:p><text:span text:style-name="T4">- Input </text:span><text:span text:style-name="T4">keyword </text:span><text:span text:style-name="T4">into Search </text:span><text:span text:style-name="T4">field above </text:span><text:span text:style-name="T4">action bar</text:span></text:p>
            <text:p><text:span text:style-name="T4">- Click </text:span><text:span text:style-name="T4">Quick </text:span><text:span text:style-name="T4">Search</text:span></text:p>
            <text:p><text:span text:style-name="T4"/></text:p>
            <text:p><text:span text:style-name="T4"/></text:p>
          </table:table-cell>
          <table:table-cell table:style-name="ce37" office:value-type="string">
            <text:p>The result appears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1</text:p>
          </table:table-cell>
          <table:table-cell table:style-name="ce31" office:value-type="string">
            <text:p>Advanced search</text:p>
          </table:table-cell>
          <table:table-cell table:style-name="ce47" office:value-type="string">
            <text:p><text:span text:style-name="T23">Search </text:span></text:p>
            <text:p><text:span text:style-name="T24">- Click </text:span><text:span text:style-name="T24">Saved </text:span><text:span text:style-name="T24">Searched </text:span><text:span text:style-name="T24">icon on </text:span><text:span text:style-name="T24">action bar</text:span></text:p>
            <text:p><text:span text:style-name="T24">- Click </text:span><text:span text:style-name="T24">Advanced </text:span><text:span text:style-name="T24">Search icon</text:span></text:p>
            <text:p><text:span text:style-name="T24">- Input </text:span><text:span text:style-name="T24">Constraint </text:span><text:span text:style-name="T24">to search </text:span></text:p>
            <text:p><text:span text:style-name="T24">- Click </text:span><text:span text:style-name="T23">Search</text:span><text:span text:style-name="T24"> </text:span><text:span text:style-name="T24">button</text:span></text:p>
            <text:p><text:span text:style-name="T25"/></text:p>
          </table:table-cell>
          <table:table-cell table:style-name="ce37" office:value-type="string">
            <text:p>Search Result tab is shown with result</text:p>
            <text:p/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Action in action bar</text:p>
          </table:table-cell>
          <table:table-cell table:style-name="ce21" office:value-type="string">
            <text:p>SNF_ECMS_62</text:p>
          </table:table-cell>
          <table:table-cell table:style-name="ce31" office:value-type="string">
            <text:p>Manage query in Advanced search</text:p>
          </table:table-cell>
          <table:table-cell table:style-name="ce47" office:value-type="string">
            <text:p><text:span text:style-name="T8">Create a </text:span><text:span text:style-name="T8">query</text:span></text:p>
            <text:p><text:span text:style-name="T17">- Go to New </text:span><text:span text:style-name="T17">query tab</text:span></text:p>
            <text:p><text:span text:style-name="T17">- perform to </text:span><text:span text:style-name="T17">create a </text:span><text:span text:style-name="T17">query</text:span></text:p>
            <text:p><text:span text:style-name="T8">Execute a </text:span><text:span text:style-name="T8">existed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<text:s/>Click </text:span><text:span text:style-name="T17">Execute <text:s/></text:span><text:span text:style-name="T17">icon of a </text:span><text:span text:style-name="T17">save query</text:span></text:p>
            <text:p><text:span text:style-name="T8">Edit Query</text:span></text:p>
            <text:p><text:span text:style-name="T17">- Go to </text:span><text:span text:style-name="T17">Saved </text:span><text:span text:style-name="T17">query</text:span></text:p>
            <text:p><text:span text:style-name="T17">- Click on </text:span><text:span text:style-name="T17">correspondi</text:span><text:span text:style-name="T17">ng Edit icon </text:span><text:span text:style-name="T17">of a query</text:span></text:p>
            <text:p><text:span text:style-name="T17">- perform to </text:span><text:span text:style-name="T17">edit the </text:span><text:span text:style-name="T17">query</text:span></text:p>
            <text:p><text:span text:style-name="T8">Delete </text:span><text:span text:style-name="T8">Query</text:span></text:p>
            <text:p><text:span text:style-name="T17">- Go to </text:span><text:span text:style-name="T17">Saved </text:span><text:span text:style-name="T17">query</text:span></text:p>
            <text:p><text:span text:style-name="T17">- Click on </text:span><text:span text:style-name="T17">correspondi</text:span><text:span text:style-name="T17">ng Delete </text:span><text:span text:style-name="T17">icon of a </text:span><text:span text:style-name="T17">query</text:span></text:p>
            <text:p><text:span text:style-name="T17">- Click Ok</text:span></text:p>
          </table:table-cell>
          <table:table-cell table:style-name="ce37" office:value-type="string">
            <text:p>Query is created/edited/executed/Delete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View mode</text:p>
          </table:table-cell>
          <table:table-cell table:style-name="ce21" office:value-type="string">
            <text:p>SNF_ECMS_63</text:p>
          </table:table-cell>
          <table:table-cell table:style-name="ce32" office:value-type="string">
            <text:p>Select view mode</text:p>
          </table:table-cell>
          <table:table-cell table:style-name="ce19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table:style-name="ce37" office:value-type="string">
            <text:p>Display selected view proper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4</text:p>
          </table:table-cell>
          <table:table-cell table:style-name="ce32" office:value-type="string">
            <text:p>Set up browsing Preferences</text:p>
          </table:table-cell>
          <table:table-cell table:style-name="ce19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37" office:value-type="string">
            <text:p>New Displaying is shown direct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5</text:p>
          </table:table-cell>
          <table:table-cell table:style-name="ce32" office:value-type="string">
            <text:p>Set up Preferences for quick filter</text:p>
          </table:table-cell>
          <table:table-cell table:style-name="ce48" office:value-type="string">
            <text:p>- Go to a driver</text:p>
            <text:p>- Click Set up preferences OR Set up filter preferences <text:s/>icon on left pane </text:p>
          </table:table-cell>
          <table:table-cell table:style-name="ce46" office:value-type="string">
            <text:p>Preferences setting form is shown, you can show/hide some <text:s/>filter here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6</text:p>
          </table:table-cell>
          <table:table-cell table:style-name="ce32" office:value-type="string">
            <text:p>Quick Filter by Items/Type</text:p>
          </table:table-cell>
          <table:table-cell table:style-name="ce19" office:value-type="string">
            <text:p>- Go to a folder tree</text:p>
            <text:p>- Click on item/type which need filter</text:p>
          </table:table-cell>
          <table:table-cell table:style-name="ce37" office:value-type="string">
            <text:p>List all corresponding item/type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4" office:value-type="string">
            <text:p>File explorer </text:p>
          </table:table-cell>
          <table:table-cell table:style-name="ce19" office:value-type="string">
            <text:p>Setting</text:p>
          </table:table-cell>
          <table:table-cell table:style-name="ce21" office:value-type="string">
            <text:p>SNF_ECMS_67</text:p>
          </table:table-cell>
          <table:table-cell table:style-name="ce31" office:value-type="string">
            <text:p>Manage Clipboard (Paste/Delete)</text:p>
          </table:table-cell>
          <table:table-cell table:style-name="ce19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12">Click </text:span><text:span text:style-name="T12">correspondi</text:span><text:span text:style-name="T12">ng Delete </text:span><text:span text:style-name="T12">icon of a </text:span><text:span text:style-name="T12">action</text:span></text:p>
          </table:table-cell>
          <table:table-cell table:style-name="ce37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Ontology</text:p>
          </table:table-cell>
          <table:table-cell table:style-name="ce21" office:value-type="string">
            <text:p>SNF_ECMS_68</text:p>
          </table:table-cell>
          <table:table-cell table:style-name="ce33" office:value-type="string">
            <text:p>Manage Folksonomy (Add/Edit/Delete)</text:p>
          </table:table-cell>
          <table:table-cell table:style-name="ce49" office:value-type="string">
            <text:p><text:span text:style-name="T3">Create new </text:span><text:span text:style-name="T3">Floksonom</text:span><text:span text:style-name="T3">y</text:span></text:p>
            <text:p><text:span text:style-name="T17">- Go to Site </text:span><text:span text:style-name="T17">Administrati</text:span><text:span text:style-name="T17">on/Ontologi</text:span><text:span text:style-name="T17">es/Manage </text:span><text:span text:style-name="T17">Folksonomy</text:span></text:p>
            <text:p><text:span text:style-name="T17">- Click on </text:span><text:span text:style-name="T17">Add style </text:span><text:span text:style-name="T17">button </text:span></text:p>
            <text:p><text:span text:style-name="T17">- Input </text:span><text:span text:style-name="T17">required </text:span><text:span text:style-name="T17">field</text:span></text:p>
            <text:p><text:span text:style-name="T17">- Click </text:span><text:span text:style-name="T17">Update</text:span></text:p>
            <text:p><text:span text:style-name="T3">Edit a </text:span><text:span text:style-name="T3">folksonom</text:span><text:span text:style-name="T3">y</text:span></text:p>
            <text:p><text:span text:style-name="T4">- Click </text:span><text:span text:style-name="T4">correspondi</text:span><text:span text:style-name="T4">ng Edit icon <text:s/></text:span><text:span text:style-name="T4">with </text:span><text:span text:style-name="T4">folksonomy </text:span><text:span text:style-name="T4">you want to </text:span><text:span text:style-name="T4">edit</text:span></text:p>
            <text:p><text:span text:style-name="T4">- Put new </text:span><text:span text:style-name="T4">value</text:span></text:p>
            <text:p><text:span text:style-name="T4">- Click </text:span><text:span text:style-name="T4">Update </text:span><text:span text:style-name="T4">button</text:span></text:p>
            <text:p><text:span text:style-name="T6">Delete </text:span><text:span text:style-name="T6">Floksonom</text:span><text:span text:style-name="T6">y</text:span></text:p>
            <text:p><text:span text:style-name="T18">- Click </text:span><text:span text:style-name="T18">correspondi</text:span><text:span text:style-name="T18">ng Delete </text:span><text:span text:style-name="T18">icon <text:s/>with </text:span><text:span text:style-name="T18">folksonomy </text:span><text:span text:style-name="T18">you want to </text:span><text:span text:style-name="T18">delete</text:span></text:p>
            <text:p><text:span text:style-name="T18">- Click OK</text:span></text:p>
          </table:table-cell>
          <table:table-cell table:style-name="ce22" office:value-type="string">
            <text:p>Folksonomy is Created/edited/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Ontology</text:p>
          </table:table-cell>
          <table:table-cell table:style-name="ce21" office:value-type="string">
            <text:p>SNF_ECMS_69</text:p>
          </table:table-cell>
          <table:table-cell table:style-name="ce33" office:value-type="string">
            <text:p>Manage Taxonomy Tree (Add/Edit/Delete)</text:p>
          </table:table-cell>
          <table:table-cell table:style-name="ce16" office:value-type="string">
            <text:p><text:span text:style-name="T6">Create new </text:span><text:span text:style-name="T6">taxonomy </text:span><text:span text:style-name="T6">tree</text:span></text:p>
            <text:p><text:span text:style-name="T17">- Go to Site </text:span><text:span text:style-name="T17">Administrati</text:span><text:span text:style-name="T17">on/Ontologi</text:span><text:span text:style-name="T17">es/Manage </text:span><text:span text:style-name="T17">Taxonomy </text:span><text:span text:style-name="T17">trees</text:span></text:p>
            <text:p><text:span text:style-name="T17">- Click on </text:span><text:span text:style-name="T17">Add </text:span><text:span text:style-name="T17">Taxonomy </text:span><text:span text:style-name="T17">tree button</text:span></text:p>
            <text:p><text:span text:style-name="T17">- Input </text:span><text:span text:style-name="T17">required </text:span><text:span text:style-name="T17">field</text:span></text:p>
            <text:p>- Add/copy/cut/paste/delete category in taxonomy tree</text:p>
            <text:p><text:span text:style-name="T6">Edit The </text:span><text:span text:style-name="T6">Taxonomy </text:span><text:span text:style-name="T6">tree</text:span></text:p>
            <text:p><text:span text:style-name="T18">- Click Edit </text:span><text:span text:style-name="T18">icon </text:span><text:span text:style-name="T18">correspondi</text:span><text:span text:style-name="T18">ng with </text:span><text:span text:style-name="T18">taxonomy </text:span><text:span text:style-name="T18">tree you </text:span><text:span text:style-name="T18">want to edit</text:span></text:p>
            <text:p><text:span text:style-name="T18">- Perform to </text:span><text:span text:style-name="T18">edit</text:span></text:p>
            <text:p><text:span text:style-name="T8">Delete </text:span><text:span text:style-name="T8">Taxonomy</text:span></text:p>
            <text:p><text:span text:style-name="T18">- Click </text:span><text:span text:style-name="T18">correspondi</text:span><text:span text:style-name="T18">ng Delete </text:span><text:span text:style-name="T18">icon <text:s/>with </text:span><text:span text:style-name="T18">taxonomy </text:span><text:span text:style-name="T18">tree you </text:span><text:span text:style-name="T18">want to edit</text:span></text:p>
            <text:p><text:span text:style-name="T18">- Click OK</text:span></text:p>
          </table:table-cell>
          <table:table-cell table:style-name="ce16" office:value-type="string">
            <text:p>The Taxonomy is creat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0</text:p>
          </table:table-cell>
          <table:table-cell table:style-name="ce33" office:value-type="string">
            <text:p>Manage Template(Add/Edit/Delete)</text:p>
          </table:table-cell>
          <table:table-cell table:style-name="ce49" office:value-type="string">
            <text:p><text:span text:style-name="T3">Create new </text:span><text:span text:style-name="T3">template </text:span><text:span text:style-name="T3">when put </text:span><text:span text:style-name="T3">valid value </text:span><text:span text:style-name="T3">in fields</text:span></text:p>
            <text:p><text:span text:style-name="T17">- Go to Site </text:span><text:span text:style-name="T17">Administrati</text:span><text:span text:style-name="T17">on/Content </text:span><text:span text:style-name="T17">Presentatio</text:span><text:span text:style-name="T17">n/Manage </text:span><text:span text:style-name="T17">Templates</text:span></text:p>
            <text:p><text:span text:style-name="T4">- Click Add </text:span><text:span text:style-name="T4">button </text:span></text:p>
            <text:p><text:span text:style-name="T4">- Put value </text:span><text:span text:style-name="T4">in required </text:span><text:span text:style-name="T4">fields</text:span></text:p>
            <text:p><text:span text:style-name="T4">- Click Save </text:span><text:span text:style-name="T4">button</text:span></text:p>
            <text:p><text:span text:style-name="T6">Edit </text:span><text:span text:style-name="T6">template : </text:span></text:p>
            <text:p><text:span text:style-name="T12">- Click on </text:span><text:span text:style-name="T12">correspondi</text:span><text:span text:style-name="T12">ng Edit icon </text:span><text:span text:style-name="T12">of template </text:span><text:span text:style-name="T12">you want to </text:span><text:span text:style-name="T12">edit</text:span></text:p>
            <text:p><text:span text:style-name="T12">- perform to </text:span><text:span text:style-name="T12">edit The </text:span><text:span text:style-name="T12">tempate</text:span></text:p>
            <text:p><text:span text:style-name="T12">- Click Save </text:span><text:span text:style-name="T12">button</text:span></text:p>
            <text:p><text:span text:style-name="T12">Delete </text:span><text:span text:style-name="T12">Template</text:span></text:p>
            <text:p><text:span text:style-name="T17">- Click on </text:span><text:span text:style-name="T17">correspondi</text:span><text:span text:style-name="T17">ng Delete </text:span><text:span text:style-name="T17">icon of </text:span><text:span text:style-name="T17">template </text:span><text:span text:style-name="T17">you want to </text:span><text:span text:style-name="T17">delete</text:span></text:p>
            <text:p><text:span text:style-name="T17">- Click Ok</text:span></text:p>
          </table:table-cell>
          <table:table-cell table:style-name="ce22" office:value-type="string">
            <text:p>- A new template is created successfully</text:p>
            <text:p>- Template is edi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1</text:p>
          </table:table-cell>
          <table:table-cell table:style-name="ce33" office:value-type="string">
            <text:p>Manage Metadata(View/Edit/Delete)</text:p>
          </table:table-cell>
          <table:table-cell table:style-name="ce22" office:value-type="string">
            <text:p><text:span text:style-name="T17">- Go to Site </text:span><text:span text:style-name="T17">Administrati</text:span><text:span text:style-name="T17">on/Content </text:span><text:span text:style-name="T17">Presentatio</text:span><text:span text:style-name="T17">n/Manage </text:span><text:span text:style-name="T17">Metadata</text:span></text:p>
            <text:p><text:span text:style-name="T6">View </text:span><text:span text:style-name="T6">Metadata</text:span></text:p>
            <text:p><text:span text:style-name="T6">- </text:span><text:span text:style-name="T12">Click </text:span><text:span text:style-name="T12">correspondi</text:span><text:span text:style-name="T12">ng View </text:span><text:span text:style-name="T12">icon of </text:span><text:span text:style-name="T12">Metadata </text:span><text:span text:style-name="T12">you want to </text:span><text:span text:style-name="T12">View</text:span></text:p>
            <text:p><text:span text:style-name="T6">Edit </text:span><text:span text:style-name="T6">Metadata</text:span></text:p>
            <text:p><text:span text:style-name="T8">- </text:span><text:span text:style-name="T17">Click </text:span><text:span text:style-name="T17">correspondi</text:span><text:span text:style-name="T17">ng Edit icon </text:span><text:span text:style-name="T17">of Metadata </text:span><text:span text:style-name="T17">you want to </text:span><text:span text:style-name="T17">edit</text:span></text:p>
            <text:p><text:span text:style-name="T17">- Perform to </text:span><text:span text:style-name="T17">edit</text:span></text:p>
            <text:p><text:span text:style-name="T17">- Click </text:span><text:span text:style-name="T17">Apply</text:span></text:p>
            <text:p><text:span text:style-name="T6">Delete </text:span><text:span text:style-name="T6">Metadata</text:span></text:p>
            <text:p><text:span text:style-name="T8">- </text:span><text:span text:style-name="T17">Click </text:span><text:span text:style-name="T17">correspondi</text:span><text:span text:style-name="T17">ng Delete </text:span><text:span text:style-name="T17">icon of </text:span><text:span text:style-name="T17">Metadata </text:span><text:span text:style-name="T17">you want to </text:span><text:span text:style-name="T17">delete</text:span></text:p>
          </table:table-cell>
          <table:table-cell table:style-name="ce22" office:value-type="string">
            <text:p>The Metadata is view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2</text:p>
          </table:table-cell>
          <table:table-cell table:style-name="ce33" office:value-type="string">
            <text:p>Manage Views(Add/View/Edit/Delete)</text:p>
          </table:table-cell>
          <table:table-cell table:style-name="ce22" office:value-type="string">
            <text:p><text:span text:style-name="T6">Create new </text:span><text:span text:style-name="T6">view</text:span></text:p>
            <text:p><text:span text:style-name="T17">- Go to Site </text:span><text:span text:style-name="T17">Administrati</text:span><text:span text:style-name="T17">on/Content </text:span><text:span text:style-name="T17">Presentatio</text:span><text:span text:style-name="T17">n/Manage </text:span><text:span text:style-name="T17">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12">- Click on </text:span><text:span text:style-name="T12">correspondi</text:span><text:span text:style-name="T12">ng View </text:span><text:span text:style-name="T12">icon of View </text:span><text:span text:style-name="T12">you want to </text:span><text:span text:style-name="T12">view</text:span></text:p>
            <text:p><text:span text:style-name="T6">Edit a View</text:span></text:p>
            <text:p><text:span text:style-name="T17">- Click on </text:span><text:span text:style-name="T17">correspondi</text:span><text:span text:style-name="T17">ng Edit icon </text:span><text:span text:style-name="T17">of View you </text:span><text:span text:style-name="T17">want to edit</text:span></text:p>
            <text:p><text:span text:style-name="T17">- Perform to </text:span><text:span text:style-name="T17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table:style-name="ce22" office:value-type="string">
            <text:p>- A new view is created successfully</text:p>
            <text:p>- View is edited</text:p>
            <text:p>- View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Content Presentation</text:p>
          </table:table-cell>
          <table:table-cell table:style-name="ce21" office:value-type="string">
            <text:p>SNF_ECMS_73</text:p>
          </table:table-cell>
          <table:table-cell table:style-name="ce33" office:value-type="string">
            <text:p>Manage Drive(Add/Edit/Delete)</text:p>
          </table:table-cell>
          <table:table-cell table:style-name="ce22" office:value-type="string">
            <text:p><text:span text:style-name="T6">Create new </text:span><text:span text:style-name="T6">drive </text:span></text:p>
            <text:p><text:span text:style-name="T17">- Go to </text:span><text:span text:style-name="T17">Administrati</text:span><text:span text:style-name="T17">on/Content </text:span><text:span text:style-name="T17">Presentatio</text:span><text:span text:style-name="T17">n/Manage </text:span><text:span text:style-name="T17">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table:style-name="ce22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Types of Content</text:p>
          </table:table-cell>
          <table:table-cell table:style-name="ce21" office:value-type="string">
            <text:p>SNF_ECMS_74</text:p>
          </table:table-cell>
          <table:table-cell table:style-name="ce33" office:value-type="string">
            <text:p>Namespace registry</text:p>
          </table:table-cell>
          <table:table-cell table:style-name="ce22" office:value-type="string">
            <text:p><text:span text:style-name="T17">- Go to </text:span><text:span text:style-name="T17">Administrati</text:span><text:span text:style-name="T17">on/Types of </text:span><text:span text:style-name="T17">Content/Na</text:span><text:span text:style-name="T17">mespace </text:span><text:span text:style-name="T17">Registry</text:span></text:p>
            <text:p>- Click on Register button </text:p>
            <text:p>- Put value in required fields</text:p>
            <text:p>- Click Save button </text:p>
          </table:table-cell>
          <table:table-cell table:style-name="ce22" office:value-type="string">
            <text:p>New namespace is registed successfully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Low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Types of Content</text:p>
          </table:table-cell>
          <table:table-cell table:style-name="ce21" office:value-type="string">
            <text:p>SNF_ECMS_75</text:p>
          </table:table-cell>
          <table:table-cell table:style-name="ce33" office:value-type="string">
            <text:p>Manage Node types(Add/View)</text:p>
          </table:table-cell>
          <table:table-cell table:style-name="ce22" office:value-type="string">
            <text:p><text:span text:style-name="T6">Add new </text:span><text:span text:style-name="T6">node type</text:span></text:p>
            <text:p><text:span text:style-name="T17">- Go to </text:span><text:span text:style-name="T17">Administrati</text:span><text:span text:style-name="T17">on/Types of </text:span><text:span text:style-name="T17">Content/Ma</text:span><text:span text:style-name="T17">nage node </text:span><text:span text:style-name="T17">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table:style-name="ce22" office:value-type="string">
            <text:p>New node type is crea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6</text:p>
          </table:table-cell>
          <table:table-cell table:style-name="ce33" office:value-type="string">
            <text:p>Manage Query(Add/Edit/Delete)</text:p>
          </table:table-cell>
          <table:table-cell table:style-name="ce22" office:value-type="string">
            <text:p><text:span text:style-name="T6">Add a </text:span><text:span text:style-name="T6">query</text:span></text:p>
            <text:p><text:span text:style-name="T17">- Go to </text:span><text:span text:style-name="T17">Administrati</text:span><text:span text:style-name="T17">on/Advance</text:span><text:span text:style-name="T17">d </text:span><text:span text:style-name="T17">configuratio</text:span><text:span text:style-name="T17">n/manage </text:span><text:span text:style-name="T17">Queries</text:span></text:p>
            <text:p><text:span text:style-name="T17">- Click on </text:span><text:span text:style-name="T17">Add Query </text:span><text:span text:style-name="T17">button</text:span></text:p>
            <text:p><text:span text:style-name="T17">- Input all </text:span><text:span text:style-name="T17">required </text:span><text:span text:style-name="T17">field</text:span></text:p>
            <text:p><text:span text:style-name="T17">- Click Save</text:span></text:p>
            <text:p><text:span text:style-name="T8">Edit Query</text:span></text:p>
            <text:p><text:span text:style-name="T8">- </text:span><text:span text:style-name="T17">Click on </text:span><text:span text:style-name="T17">Edit this </text:span><text:span text:style-name="T17">query of a </text:span><text:span text:style-name="T17">query, </text:span><text:span text:style-name="T17">perform to </text:span><text:span text:style-name="T17">edit</text:span></text:p>
            <text:p><text:span text:style-name="T8">Delete </text:span><text:span text:style-name="T8">Query</text:span></text:p>
            <text:p><text:span text:style-name="T8">- </text:span><text:span text:style-name="T17">Click on </text:span><text:span text:style-name="T17">Delete this </text:span><text:span text:style-name="T17">query icon </text:span><text:span text:style-name="T17">of a query</text:span></text:p>
            <text:p><text:span text:style-name="T17">- Click Ok to </text:span><text:span text:style-name="T17">confirm </text:span></text:p>
          </table:table-cell>
          <table:table-cell table:style-name="ce22" office:value-type="string">
            <text:p>The query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37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7</text:p>
          </table:table-cell>
          <table:table-cell table:style-name="ce33" office:value-type="string">
            <text:p>Manage Script(Add/Edit/Delete)</text:p>
          </table:table-cell>
          <table:table-cell table:style-name="ce22" office:value-type="string">
            <text:p><text:span text:style-name="T6">Create </text:span><text:span text:style-name="T6">script</text:span></text:p>
            <text:p><text:span text:style-name="T17">- Go to </text:span><text:span text:style-name="T17">Administrati</text:span><text:span text:style-name="T17">on/Advance</text:span><text:span text:style-name="T17">d </text:span><text:span text:style-name="T17">configuratio</text:span><text:span text:style-name="T17">n/Manage </text:span><text:span text:style-name="T17">script</text:span></text:p>
            <text:p><text:span text:style-name="T12">- Click Add </text:span><text:span text:style-name="T12">button and </text:span><text:span text:style-name="T12">input </text:span><text:span text:style-name="T12">information </text:span><text:span text:style-name="T12">for new </text:span><text:span text:style-name="T12">scrip</text:span></text:p>
            <text:p>- Click Save</text:p>
            <text:p><text:span text:style-name="T6">Edit script</text:span></text:p>
            <text:p><text:span text:style-name="T8">- </text:span><text:span text:style-name="T17">Click on </text:span><text:span text:style-name="T17">Edit <text:s/>of a </text:span><text:span text:style-name="T17">Script, </text:span><text:span text:style-name="T17">perform to </text:span><text:span text:style-name="T17">edit</text:span></text:p>
            <text:p><text:span text:style-name="T6">Delete </text:span><text:span text:style-name="T6">script</text:span></text:p>
            <text:p><text:span text:style-name="T6">- </text:span><text:span text:style-name="T12">Click on </text:span><text:span text:style-name="T12">Delete icon </text:span><text:span text:style-name="T12">of a script</text:span></text:p>
            <text:p><text:span text:style-name="T12">- Click OK </text:span><text:span text:style-name="T12">to confirm</text:span></text:p>
          </table:table-cell>
          <table:table-cell table:style-name="ce22" office:value-type="string">
            <text:p>The script is Added/edited/Deleted successfully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8</text:p>
          </table:table-cell>
          <table:table-cell table:style-name="ce33" office:value-type="string">
            <text:p>Manage Action</text:p>
          </table:table-cell>
          <table:table-cell table:style-name="ce50" office:value-type="string">
            <text:p><text:span text:style-name="T25">- Go to </text:span><text:span text:style-name="T25">Administrati</text:span><text:span text:style-name="T25">on/Advance</text:span><text:span text:style-name="T25">d </text:span><text:span text:style-name="T25">configuratio</text:span><text:span text:style-name="T25">n/Manage </text:span><text:span text:style-name="T25">Action</text:span></text:p>
            <text:p><text:span text:style-name="T25">- Click on </text:span><text:span text:style-name="T25">Add button</text:span></text:p>
            <text:p><text:span text:style-name="T25">- Input </text:span><text:span text:style-name="T25">required </text:span><text:span text:style-name="T25">fields</text:span></text:p>
            <text:p><text:span text:style-name="T25">- Click Save</text:span></text:p>
          </table:table-cell>
          <table:table-cell table:style-name="ce22" office:value-type="string">
            <text:p>The action is creat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5" office:value-type="string">
            <text:p>ECM Admin </text:p>
          </table:table-cell>
          <table:table-cell table:style-name="ce16" office:value-type="string">
            <text:p>Advanced Configuration</text:p>
          </table:table-cell>
          <table:table-cell table:style-name="ce21" office:value-type="string">
            <text:p>SNF_ECMS_79</text:p>
          </table:table-cell>
          <table:table-cell table:style-name="ce34" office:value-type="string">
            <text:p>Manage Lock/Unlock</text:p>
          </table:table-cell>
          <table:table-cell table:style-name="ce50" office:value-type="string">
            <text:p><text:span text:style-name="T6">Unlock </text:span><text:span text:style-name="T6">node</text:span></text:p>
            <text:p><text:span text:style-name="T12">- Go to Site </text:span><text:span text:style-name="T12">explorer : </text:span><text:span text:style-name="T12">perform to </text:span><text:span text:style-name="T12">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12">- Go to </text:span><text:span text:style-name="T12">Manage </text:span><text:span text:style-name="T12">lock tab</text:span></text:p>
            <text:p><text:span text:style-name="T12">- Perform to </text:span><text:span text:style-name="T12">add some </text:span><text:span text:style-name="T12">group user </text:span><text:span text:style-name="T12">which have </text:span><text:span text:style-name="T12">permission </text:span><text:span text:style-name="T12">to unlock a </text:span><text:span text:style-name="T12">locked node</text:span></text:p>
            <text:p>- Can Delete permission of group user by click Delete icon</text:p>
          </table:table-cell>
          <table:table-cell table:style-name="ce22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0</text:p>
          </table:table-cell>
          <table:table-cell table:style-name="ce35" office:value-type="string">
            <text:p>Approve a content</text:p>
          </table:table-cell>
          <table:table-cell table:style-name="ce51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Click on <text:span text:style-name="T6">Manage</text:span> of content publishing process</text:p>
            <text:p>- Select <text:span text:style-name="T6">Start date</text:span> and <text:span text:style-name="T6">End </text:span><text:span text:style-name="T6">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High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1</text:p>
          </table:table-cell>
          <table:table-cell table:style-name="ce35" office:value-type="string">
            <text:p>Disapprove a content</text:p>
          </table:table-cell>
          <table:table-cell table:style-name="ce51" office:value-type="string">
            <text:p><text:span text:style-name="T17">- Create </text:span><text:span text:style-name="T17">new drive in </text:span><text:span text:style-name="T17">Collaboratio</text:span><text:span text:style-name="T17">n </text:span><text:span text:style-name="T17">workspace</text:span></text:p>
            <text:p><text:span text:style-name="T7">- Login by </text:span><text:span text:style-name="T7">normal </text:span><text:span text:style-name="T7">user, add a </text:span><text:span text:style-name="T7">document in</text:span><text:span text:style-name="T8"> </text:span><text:span text:style-name="T8">Validation</text:span><text:span text:style-name="T7"> </text:span><text:span text:style-name="T7">folder</text:span></text:p>
            <text:p><text:span text:style-name="T7">- Login by </text:span><text:span text:style-name="T7">user is in </text:span><text:span text:style-name="T7">validator:/pl</text:span><text:span text:style-name="T7">atform/admi</text:span><text:span text:style-name="T7">nistrators </text:span><text:span text:style-name="T7">group</text:span></text:p>
            <text:p><text:span text:style-name="T7">- Click on </text:span><text:span text:style-name="T8">Manage</text:span><text:span text:style-name="T7"> of </text:span><text:span text:style-name="T7">content </text:span><text:span text:style-name="T7">publishing </text:span><text:span text:style-name="T7">process</text:span></text:p>
            <text:p>- Click on <text:span text:style-name="T6">Disapprove</text:span> button</text:p>
          </table:table-cell>
          <table:table-cell table:style-name="ce51" office:value-type="string">
            <text:p>This document still stored in <text:span text:style-name="T6">Validation </text:span><text:span text:style-name="T6">Request</text:span> folder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2</text:p>
          </table:table-cell>
          <table:table-cell table:style-name="ce35" office:value-type="string">
            <text:p>Delegate a content</text:p>
          </table:table-cell>
          <table:table-cell table:style-name="ce51" office:value-type="string">
            <text:p><text:span text:style-name="T17">- Create </text:span><text:span text:style-name="T17">new drive in </text:span><text:span text:style-name="T17">Collaboratio</text:span><text:span text:style-name="T17">n </text:span><text:span text:style-name="T17">workspace</text:span></text:p>
            <text:p><text:span text:style-name="T7">- Login by </text:span><text:span text:style-name="T7">normal </text:span><text:span text:style-name="T7">user, add a </text:span><text:span text:style-name="T7">document in</text:span><text:span text:style-name="T8"> </text:span><text:span text:style-name="T8">Validation</text:span><text:span text:style-name="T7"> </text:span><text:span text:style-name="T7">folder</text:span></text:p>
            <text:p><text:span text:style-name="T7">- Login by </text:span><text:span text:style-name="T7">user is in </text:span><text:span text:style-name="T7">validator:/pl</text:span><text:span text:style-name="T7">atform/admi</text:span><text:span text:style-name="T7">nistrators </text:span><text:span text:style-name="T7">group</text:span></text:p>
            <text:p><text:span text:style-name="T7">- Click on </text:span><text:span text:style-name="T8">Manage</text:span><text:span text:style-name="T7"> of </text:span><text:span text:style-name="T7">content </text:span><text:span text:style-name="T7">publishing </text:span><text:span text:style-name="T7">process</text:span></text:p>
            <text:p>- Select user in Delegate field</text:p>
            <text:p>- Click on <text:span text:style-name="T6">Delegate</text:span> button</text:p>
          </table:table-cell>
          <table:table-cell table:style-name="ce51" office:value-type="string">
            <text:p>This process is delegated to user that set in Delegate field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20" office:value-type="string">
            <text:p>Content Publishing</text:p>
          </table:table-cell>
          <table:table-cell table:style-name="ce21" office:value-type="string">
            <text:p>SNF_ECMS_83</text:p>
          </table:table-cell>
          <table:table-cell table:style-name="ce35" office:value-type="string">
            <text:p>Refuse a content</text:p>
          </table:table-cell>
          <table:table-cell table:style-name="ce51" office:value-type="string">
            <text:p><text:span text:style-name="T17">- Create </text:span><text:span text:style-name="T17">new drive in </text:span><text:span text:style-name="T17">Collaboratio</text:span><text:span text:style-name="T17">n </text:span><text:span text:style-name="T17">workspace</text:span></text:p>
            <text:p><text:span text:style-name="T7">- Login by </text:span><text:span text:style-name="T7">normal </text:span><text:span text:style-name="T7">user, add a </text:span><text:span text:style-name="T7">document in</text:span><text:span text:style-name="T8"> </text:span><text:span text:style-name="T8">Validation</text:span><text:span text:style-name="T7"> </text:span><text:span text:style-name="T7">folder</text:span></text:p>
            <text:p><text:span text:style-name="T7">- Login by </text:span><text:span text:style-name="T7">user is in </text:span><text:span text:style-name="T7">validator:/pl</text:span><text:span text:style-name="T7">atform/admi</text:span><text:span text:style-name="T7">nistrators </text:span><text:span text:style-name="T7">group</text:span></text:p>
            <text:p><text:span text:style-name="T7">- Click on </text:span><text:span text:style-name="T8">Manage</text:span><text:span text:style-name="T7"> of </text:span><text:span text:style-name="T7">content </text:span><text:span text:style-name="T7">publishing </text:span><text:span text:style-name="T7">process</text:span></text:p>
            <text:p>- Click on <text:span text:style-name="T6">Refuse</text:span> button</text:p>
          </table:table-cell>
          <table:table-cell table:style-name="ce51" office:value-type="string">
            <text:p>This document will be stored in <text:span text:style-name="T6">Trash</text:span> folder</text:p>
          </table:table-cell>
          <table:table-cell table:style-name="ce53" table:content-validation-name="val1" office:value-type="string">
            <text:p>NotRun</text:p>
          </table:table-cell>
          <table:table-cell table:style-name="ce22"/>
          <table:table-cell table:style-name="ce51"/>
          <table:table-cell table:style-name="ce51" office:value-type="string">
            <text:p>Medium</text:p>
          </table:table-cell>
          <table:table-cell table:style-name="ce51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Pay Raise process</text:p>
          </table:table-cell>
          <table:table-cell table:style-name="ce21" office:value-type="string">
            <text:p>SNF_ECMS_84</text:p>
          </table:table-cell>
          <table:table-cell table:style-name="ce34" office:value-type="string">
            <text:p>Grand a pay raise</text:p>
          </table:table-cell>
          <table:table-cell table:style-name="ce22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</text:span><text:span text:style-name="T7">atform/admi</text:span><text:span text:style-name="T7">nistrators</text:span> group</text:p>
            <text:p><text:span text:style-name="T7">- Click on </text:span><text:span text:style-name="T8">Manage </text:span><text:span text:style-name="T17">of </text:span><text:span text:style-name="T17">Pay raise </text:span><text:span text:style-name="T17">process</text:span></text:p>
            <text:p><text:span text:style-name="T17">- Click on </text:span><text:span text:style-name="T8">Grand</text:span><text:span text:style-name="T17"> </text:span><text:span text:style-name="T17">button</text:span></text:p>
            <text:p><text:span text:style-name="T17">- Login by </text:span><text:span text:style-name="T17">use Is in … </text:span><text:span text:style-name="T17">group</text:span></text:p>
            <text:p><text:span text:style-name="T17">- Open form </text:span><text:span text:style-name="T17">to read </text:span><text:span text:style-name="T17">process </text:span><text:span text:style-name="T17">above</text:span></text:p>
            <text:p><text:span text:style-name="T17">- Click on </text:span><text:span text:style-name="T8">Read</text:span><text:span text:style-name="T17"> button</text:span></text:p>
            <text:p/>
          </table:table-cell>
          <table:table-cell table:style-name="ce22" office:value-type="string">
            <text:p>Pay raise process is grant successful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Pay Raise process</text:p>
          </table:table-cell>
          <table:table-cell table:style-name="ce21" office:value-type="string">
            <text:p>SNF_ECMS_85</text:p>
          </table:table-cell>
          <table:table-cell table:style-name="ce34" office:value-type="string">
            <text:p>Refuse a pay raise</text:p>
          </table:table-cell>
          <table:table-cell table:style-name="ce22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</text:span><text:span text:style-name="T7">atform/admi</text:span><text:span text:style-name="T7">nistrators</text:span> group</text:p>
            <text:p><text:span text:style-name="T7">- Click on </text:span><text:span text:style-name="T8">Manage </text:span><text:span text:style-name="T17">of </text:span><text:span text:style-name="T17">Pay raise </text:span><text:span text:style-name="T17">process</text:span></text:p>
            <text:p><text:span text:style-name="T17">- Click on </text:span><text:span text:style-name="T8">Deny</text:span><text:span text:style-name="T17"> button</text:span></text:p>
            <text:p/>
          </table:table-cell>
          <table:table-cell table:style-name="ce22" office:value-type="string">
            <text:p>Pay raise process is refused 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6</text:p>
          </table:table-cell>
          <table:table-cell table:style-name="ce22" office:value-type="string">
            <text:p>Approve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</text:span><text:span text:style-name="T7">atform/admi</text:span><text:span text:style-name="T7">nistrators </text:span>group</text:p>
            <text:p><text:span text:style-name="T7">- Click 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on </text:span><text:span text:style-name="T8">Approve</text:span><text:span text:style-name="T17"> </text:span><text:span text:style-name="T17">button</text:span></text:p>
            <text:p><text:span text:style-name="T17">- Login by </text:span><text:span text:style-name="T17">use Is in </text:span><text:span text:style-name="T17">validator:/pl</text:span><text:span text:style-name="T17">atform/admi</text:span><text:span text:style-name="T17">nistrators </text:span><text:span text:style-name="T17">group</text:span></text:p>
            <text:p><text:span text:style-name="T17">- Open form </text:span><text:span text:style-name="T17">to read </text:span><text:span text:style-name="T17">process </text:span><text:span text:style-name="T17">above</text:span></text:p>
            <text:p><text:span text:style-name="T17">- Click on </text:span><text:span text:style-name="T8">Read</text:span><text:span text:style-name="T17"> button</text:span></text:p>
            <text:p/>
          </table:table-cell>
          <table:table-cell table:style-name="ce22" office:value-type="string">
            <text:p>Holiday process is grant successful.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7</text:p>
          </table:table-cell>
          <table:table-cell table:style-name="ce22" office:value-type="string">
            <text:p>Disapprove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</text:span><text:span text:style-name="T7">atform/admi</text:span><text:span text:style-name="T7">nistrators </text:span>group</text:p>
            <text:p><text:span text:style-name="T7">- Click 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on </text:span><text:span text:style-name="T8">Disapprove</text:span><text:span text:style-name="T17"> </text:span><text:span text:style-name="T17">button</text:span></text:p>
            <text:p><text:span text:style-name="T17"/></text:p>
          </table:table-cell>
          <table:table-cell table:style-name="ce22" office:value-type="string">
            <text:p>Holiday process is disapprov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Controller </text:p>
          </table:table-cell>
          <table:table-cell table:style-name="ce16" office:value-type="string">
            <text:p>Holiday process</text:p>
          </table:table-cell>
          <table:table-cell table:style-name="ce21" office:value-type="string">
            <text:p>SNF_ECMS_88</text:p>
          </table:table-cell>
          <table:table-cell table:style-name="ce22" office:value-type="string">
            <text:p>Refuse a holiday process</text:p>
          </table:table-cell>
          <table:table-cell table:style-name="ce22"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</text:span><text:span text:style-name="T7">atform/admi</text:span><text:span text:style-name="T7">nistrators </text:span>group</text:p>
            <text:p><text:span text:style-name="T7">- Click on </text:span><text:span text:style-name="T8">Manage </text:span><text:span text:style-name="T17">of </text:span><text:span text:style-name="T17">Holiday </text:span><text:span text:style-name="T17">process</text:span></text:p>
            <text:p><text:span text:style-name="T17">- Click on </text:span><text:span text:style-name="T8">Refuse</text:span><text:span text:style-name="T17"> </text:span><text:span text:style-name="T17">button</text:span></text:p>
            <text:p><text:span text:style-name="T17"/></text:p>
          </table:table-cell>
          <table:table-cell table:style-name="ce22" office:value-type="string">
            <text:p>Holiday process is disapprov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Adminstrator</text:p>
          </table:table-cell>
          <table:table-cell table:style-name="ce16" office:value-type="string">
            <text:p>Administration</text:p>
          </table:table-cell>
          <table:table-cell table:style-name="ce21" office:value-type="string">
            <text:p>SNF_ECMS_89</text:p>
          </table:table-cell>
          <table:table-cell table:style-name="ce22" office:value-type="string">
            <text:p>View detail of process</text:p>
          </table:table-cell>
          <table:table-cell table:style-name="ce22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2" office:value-type="string">
            <text:p>Form appear to show detail of process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High</text:p>
          </table:table-cell>
          <table:table-cell table:style-name="ce37"/>
          <table:table-cell table:number-columns-repeated="245"/>
        </table:table-row>
        <table:table-row table:style-name="ro23">
          <table:table-cell table:style-name="ce16" office:value-type="string">
            <text:p>Business Process Adminstrator</text:p>
          </table:table-cell>
          <table:table-cell table:style-name="ce16" office:value-type="string">
            <text:p>Administration</text:p>
          </table:table-cell>
          <table:table-cell table:style-name="ce21" office:value-type="string">
            <text:p>SNF_ECMS_90</text:p>
          </table:table-cell>
          <table:table-cell table:style-name="ce22" office:value-type="string">
            <text:p>Upload new process</text:p>
          </table:table-cell>
          <table:table-cell table:style-name="ce22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table:style-name="ce22" office:value-type="string">
            <text:p>New process is added</text:p>
          </table:table-cell>
          <table:table-cell table:style-name="ce53" table:content-validation-name="val1" office:value-type="string">
            <text:p>NotRun</text:p>
          </table:table-cell>
          <table:table-cell table:style-name="ce37" table:number-columns-repeated="2"/>
          <table:table-cell table:style-name="ce51" office:value-type="string">
            <text:p>Medium</text:p>
          </table:table-cell>
          <table:table-cell table:style-name="ce37"/>
          <table:table-cell table:number-columns-repeated="245"/>
        </table:table-row>
        <table:table-row table:style-name="ro23" table:number-rows-repeated="65430">
          <table:table-cell table:number-columns-repeated="256"/>
        </table:table-row>
        <table:table-row table:style-name="ro23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  <table:named-expression table:name="Moderator" table:base-cell-address="$Introduction.$A$2" table:expression="$#REF!.$A$2"/>
        <table:named-expression table:name="Redactor" table:base-cell-address="$Introduction.$A$5" table:expression="$#REF!.$A$5"/>
        <table:named-expression table:name="Send_a_letter" table:base-cell-address="$Introduction.$A$12" table:expression="$#REF!.$A$9"/>
        <table:named-range table:name="SNF_WCM_16" table:base-cell-address="$ECMS_SniffTests.$C$17" table:cell-range-address="$ECMS_SniffTests.$C$10"/>
        <table:named-range table:name="SNF_WCM_15" table:base-cell-address="$ECMS_SniffTests.$C$16" table:cell-range-address="$ECMS_SniffTests.$C$10"/>
        <table:named-expression table:name="Confirm_newsletter" table:base-cell-address="$Introduction.$A$9" table:expression="$reference.$a$#ref!"/>
      </table:named-expressions>
      <table:database-ranges>
        <table:database-range table:target-range-address="ECMS_SniffTests.A1:ECMS_SniffTests.IV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data-pilot-grand-total table:display="false" table:orientation="row"/>
          <table:data-pilot-grand-total table:display="true" table:orientation="column"/>
          <table:source-cell-range table:cell-range-address="ECMS_SniffTests.A1:ECMS_SniffTests.H65513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6:Introduction.C16" table:buttons="Introduction.B16" table:grand-total="column" table:ignore-empty-rows="true" table:show-filter-button="false" table:drill-down-on-double-click="false">
          <table:data-pilot-grand-total table:display="false" table:orientation="row"/>
          <table:data-pilot-grand-total table:display="true" table:orientation="column"/>
          <table:source-cell-range table:cell-range-address="ECMS_SniffTests.A1:ECMS_SniffTests.H65513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11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inh Nguyen</meta:initial-creator>
    <meta:creation-date>2008-12-16T22:10:12</meta:creation-date>
    <dc:creator>hanhly </dc:creator>
    <dc:date>2010-11-16T11:38:59</dc:date>
    <meta:editing-cycles>145</meta:editing-cycles>
    <meta:editing-duration>PT91H11M51S</meta:editing-duration>
    <meta:document-statistic meta:table-count="2" meta:cell-count="754" meta:object-count="0"/>
    <meta:user-defined meta:name="Info 1"/>
    <meta:user-defined meta:name="Info 2"/>
    <meta:user-defined meta:name="Info 3"/>
    <meta:user-defined meta:name="Info 4"/>
  </office:meta>
</office:document-meta>
</file>